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3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5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6" style:family="table-cell" style:parent-style-name="Default" style:data-style-name="N0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7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8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9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0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1" style:family="table-cell" style:parent-style-name="Default" style:data-style-name="N0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2" style:family="table-cell" style:parent-style-name="Default" style:data-style-name="N0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/>
    </style:style>
    <style:style style:name="ce17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00" style:vertical-align="middle"/>
    </style:style>
    <style:style style:name="ce24" style:family="table-cell" style:parent-style-name="Default">
      <style:table-cell-properties fo:background-color="#158466" style:vertical-align="middle"/>
    </style:style>
    <style:style style:name="ce25" style:family="table-cell" style:parent-style-name="Default">
      <style:table-cell-properties fo:background-color="#333333" style:vertical-align="middle"/>
    </style:style>
    <style:style style:name="ce26" style:family="table-cell" style:parent-style-name="Default">
      <style:table-cell-properties fo:background-color="#158466"/>
    </style:style>
    <style:style style:name="ce27" style:family="table-cell" style:parent-style-name="Default">
      <style:table-cell-properties fo:background-color="#333333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4" office:value-type="string" calcext:value-type="string">
            <text:p>Show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table:formula="of:=OFFSET([.$A$26]; MATCH(COM.MICROSOFT.CONCAT([.$A2]; [.B$1]); [.$A$26:.$A$509]; 0)-1; [.$AA$1])" office:value-type="string" office:string-value="A1" calcext:value-type="string">
            <text:p>A1</text:p>
          </table:table-cell>
          <table:table-cell table:style-name="ce4" table:formula="of:=OFFSET([.$A$26]; MATCH(COM.MICROSOFT.CONCAT([.$A2]; [.C$1]); [.$A$26:.$A$509]; 0)-1; [.$AA$1])" office:value-type="string" office:string-value="A2" calcext:value-type="string">
            <text:p>A2</text:p>
          </table:table-cell>
          <table:table-cell table:style-name="ce4" table:formula="of:=OFFSET([.$A$26]; MATCH(COM.MICROSOFT.CONCAT([.$A2]; [.D$1]); [.$A$26:.$A$509]; 0)-1; [.$AA$1])" office:value-type="string" office:string-value="A3" calcext:value-type="string">
            <text:p>A3</text:p>
          </table:table-cell>
          <table:table-cell table:style-name="ce6" table:formula="of:=OFFSET([.$A$26]; MATCH(COM.MICROSOFT.CONCAT([.$A2]; [.E$1]); [.$A$26:.$A$509]; 0)-1; [.$AA$1])" office:value-type="string" office:string-value="A4" calcext:value-type="string">
            <text:p>A4</text:p>
          </table:table-cell>
          <table:table-cell table:style-name="ce4" table:formula="of:=OFFSET([.$A$26]; MATCH(COM.MICROSOFT.CONCAT([.$A2]; [.F$1]); [.$A$26:.$A$509]; 0)-1; [.$AA$1])" office:value-type="string" office:string-value="A5" calcext:value-type="string">
            <text:p>A5</text:p>
          </table:table-cell>
          <table:table-cell table:style-name="ce6" table:formula="of:=OFFSET([.$A$26]; MATCH(COM.MICROSOFT.CONCAT([.$A2]; [.G$1]); [.$A$26:.$A$509]; 0)-1; [.$AA$1])" office:value-type="string" office:string-value="A6" calcext:value-type="string">
            <text:p>A6</text:p>
          </table:table-cell>
          <table:table-cell table:style-name="ce4" table:formula="of:=OFFSET([.$A$26]; MATCH(COM.MICROSOFT.CONCAT([.$A2]; [.H$1]); [.$A$26:.$A$509]; 0)-1; [.$AA$1])" office:value-type="string" office:string-value="A7" calcext:value-type="string">
            <text:p>A7</text:p>
          </table:table-cell>
          <table:table-cell table:style-name="ce6" table:formula="of:=OFFSET([.$A$26]; MATCH(COM.MICROSOFT.CONCAT([.$A2]; [.I$1]); [.$A$26:.$A$509]; 0)-1; [.$AA$1])" office:value-type="string" office:string-value="A8" calcext:value-type="string">
            <text:p>A8</text:p>
          </table:table-cell>
          <table:table-cell table:style-name="ce4" table:formula="of:=OFFSET([.$A$26]; MATCH(COM.MICROSOFT.CONCAT([.$A2]; [.J$1]); [.$A$26:.$A$509]; 0)-1; [.$AA$1])" office:value-type="string" office:string-value="A9" calcext:value-type="string">
            <text:p>A9</text:p>
          </table:table-cell>
          <table:table-cell table:style-name="ce6" table:formula="of:=OFFSET([.$A$26]; MATCH(COM.MICROSOFT.CONCAT([.$A2]; [.K$1]); [.$A$26:.$A$509]; 0)-1; [.$AA$1])" office:value-type="string" office:string-value="A10" calcext:value-type="string">
            <text:p>A10</text:p>
          </table:table-cell>
          <table:table-cell table:style-name="ce4" table:formula="of:=OFFSET([.$A$26]; MATCH(COM.MICROSOFT.CONCAT([.$A2]; [.L$1]); [.$A$26:.$A$509]; 0)-1; [.$AA$1])" office:value-type="string" office:string-value="A11" calcext:value-type="string">
            <text:p>A11</text:p>
          </table:table-cell>
          <table:table-cell table:style-name="ce4" table:formula="of:=OFFSET([.$A$26]; MATCH(COM.MICROSOFT.CONCAT([.$A2]; [.M$1]); [.$A$26:.$A$509]; 0)-1; [.$AA$1])" office:value-type="string" office:string-value="A12" calcext:value-type="string">
            <text:p>A12</text:p>
          </table:table-cell>
          <table:table-cell table:style-name="ce10" table:formula="of:=OFFSET([.$A$26]; MATCH(COM.MICROSOFT.CONCAT([.$A2]; [.N$1]); [.$A$26:.$A$509]; 0)-1; [.$AA$1])" office:value-type="string" office:string-value="A13" calcext:value-type="string">
            <text:p>A13</text:p>
          </table:table-cell>
          <table:table-cell table:style-name="ce10" table:formula="of:=OFFSET([.$A$26]; MATCH(COM.MICROSOFT.CONCAT([.$A2]; [.O$1]); [.$A$26:.$A$509]; 0)-1; [.$AA$1])" office:value-type="string" office:string-value="A14" calcext:value-type="string">
            <text:p>A14</text:p>
          </table:table-cell>
          <table:table-cell table:style-name="ce10" table:formula="of:=OFFSET([.$A$26]; MATCH(COM.MICROSOFT.CONCAT([.$A2]; [.P$1]); [.$A$26:.$A$509]; 0)-1; [.$AA$1])" office:value-type="string" office:string-value="A15" calcext:value-type="string">
            <text:p>A15</text:p>
          </table:table-cell>
          <table:table-cell table:style-name="ce10" table:formula="of:=OFFSET([.$A$26]; MATCH(COM.MICROSOFT.CONCAT([.$A2]; [.Q$1]); [.$A$26:.$A$509]; 0)-1; [.$AA$1])" office:value-type="string" office:string-value="A16" calcext:value-type="string">
            <text:p>A16</text:p>
          </table:table-cell>
          <table:table-cell table:style-name="ce3" table:formula="of:=OFFSET([.$A$26]; MATCH(COM.MICROSOFT.CONCAT([.$A2]; [.R$1]); [.$A$26:.$A$509]; 0)-1; [.$AA$1])" office:value-type="string" office:string-value="A17" calcext:value-type="string">
            <text:p>A17</text:p>
          </table:table-cell>
          <table:table-cell table:style-name="ce10" table:formula="of:=OFFSET([.$A$26]; MATCH(COM.MICROSOFT.CONCAT([.$A2]; [.S$1]); [.$A$26:.$A$509]; 0)-1; [.$AA$1])" office:value-type="string" office:string-value="A18" calcext:value-type="string">
            <text:p>A18</text:p>
          </table:table-cell>
          <table:table-cell table:style-name="ce10" table:formula="of:=OFFSET([.$A$26]; MATCH(COM.MICROSOFT.CONCAT([.$A2]; [.T$1]); [.$A$26:.$A$509]; 0)-1; [.$AA$1])" office:value-type="string" office:string-value="A19" calcext:value-type="string">
            <text:p>A19</text:p>
          </table:table-cell>
          <table:table-cell table:style-name="ce10" table:formula="of:=OFFSET([.$A$26]; MATCH(COM.MICROSOFT.CONCAT([.$A2]; [.U$1]); [.$A$26:.$A$509]; 0)-1; [.$AA$1])" office:value-type="string" office:string-value="A20" calcext:value-type="string">
            <text:p>A20</text:p>
          </table:table-cell>
          <table:table-cell table:style-name="ce10" table:formula="of:=OFFSET([.$A$26]; MATCH(COM.MICROSOFT.CONCAT([.$A2]; [.V$1]); [.$A$26:.$A$509]; 0)-1; [.$AA$1])" office:value-type="string" office:string-value="A21" calcext:value-type="string">
            <text:p>A21</text:p>
          </table:table-cell>
          <table:table-cell table:style-name="ce4" table:formula="of:=OFFSET([.$A$26]; MATCH(COM.MICROSOFT.CONCAT([.$A2]; [.W$1]); [.$A$26:.$A$509]; 0)-1; [.$AA$1])" office:value-type="string" office:string-value="A22" calcext:value-type="string">
            <text:p>A22</text:p>
          </table:table-cell>
          <table:table-cell table:number-columns-repeated="2"/>
          <table:table-cell table:style-name="ce15" office:value-type="string" calcext:value-type="string">
            <text:p>Power pins</text:p>
          </table:table-cell>
          <table:table-cell table:style-name="ce15"/>
          <table:table-cell table:number-columns-repeated="1635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table:formula="of:=OFFSET([.$A$26]; MATCH(COM.MICROSOFT.CONCAT([.$A3]; [.B$1]); [.$A$26:.$A$509]; 0)-1; [.$AA$1])" office:value-type="string" office:string-value="B1" calcext:value-type="string">
            <text:p>B1</text:p>
          </table:table-cell>
          <table:table-cell table:style-name="ce2" table:formula="of:=OFFSET([.$A$26]; MATCH(COM.MICROSOFT.CONCAT([.$A3]; [.C$1]); [.$A$26:.$A$509]; 0)-1; [.$AA$1])" office:value-type="string" office:string-value="B2" calcext:value-type="string">
            <text:p>B2</text:p>
          </table:table-cell>
          <table:table-cell table:style-name="ce4" table:formula="of:=OFFSET([.$A$26]; MATCH(COM.MICROSOFT.CONCAT([.$A3]; [.D$1]); [.$A$26:.$A$509]; 0)-1; [.$AA$1])" office:value-type="string" office:string-value="B3" calcext:value-type="string">
            <text:p>B3</text:p>
          </table:table-cell>
          <table:table-cell table:style-name="ce6" table:formula="of:=OFFSET([.$A$26]; MATCH(COM.MICROSOFT.CONCAT([.$A3]; [.E$1]); [.$A$26:.$A$509]; 0)-1; [.$AA$1])" office:value-type="string" office:string-value="B4" calcext:value-type="string">
            <text:p>B4</text:p>
          </table:table-cell>
          <table:table-cell table:style-name="ce3" table:formula="of:=OFFSET([.$A$26]; MATCH(COM.MICROSOFT.CONCAT([.$A3]; [.F$1]); [.$A$26:.$A$509]; 0)-1; [.$AA$1])" office:value-type="string" office:string-value="B5" calcext:value-type="string">
            <text:p>B5</text:p>
          </table:table-cell>
          <table:table-cell table:style-name="ce6" table:formula="of:=OFFSET([.$A$26]; MATCH(COM.MICROSOFT.CONCAT([.$A3]; [.G$1]); [.$A$26:.$A$509]; 0)-1; [.$AA$1])" office:value-type="string" office:string-value="B6" calcext:value-type="string">
            <text:p>B6</text:p>
          </table:table-cell>
          <table:table-cell table:style-name="ce3" table:formula="of:=OFFSET([.$A$26]; MATCH(COM.MICROSOFT.CONCAT([.$A3]; [.H$1]); [.$A$26:.$A$509]; 0)-1; [.$AA$1])" office:value-type="string" office:string-value="B7" calcext:value-type="string">
            <text:p>B7</text:p>
          </table:table-cell>
          <table:table-cell table:style-name="ce6" table:formula="of:=OFFSET([.$A$26]; MATCH(COM.MICROSOFT.CONCAT([.$A3]; [.I$1]); [.$A$26:.$A$509]; 0)-1; [.$AA$1])" office:value-type="string" office:string-value="B8" calcext:value-type="string">
            <text:p>B8</text:p>
          </table:table-cell>
          <table:table-cell table:style-name="ce3" table:formula="of:=OFFSET([.$A$26]; MATCH(COM.MICROSOFT.CONCAT([.$A3]; [.J$1]); [.$A$26:.$A$509]; 0)-1; [.$AA$1])" office:value-type="string" office:string-value="B9" calcext:value-type="string">
            <text:p>B9</text:p>
          </table:table-cell>
          <table:table-cell table:style-name="ce6" table:formula="of:=OFFSET([.$A$26]; MATCH(COM.MICROSOFT.CONCAT([.$A3]; [.K$1]); [.$A$26:.$A$509]; 0)-1; [.$AA$1])" office:value-type="string" office:string-value="B10" calcext:value-type="string">
            <text:p>B10</text:p>
          </table:table-cell>
          <table:table-cell table:style-name="ce3" table:formula="of:=OFFSET([.$A$26]; MATCH(COM.MICROSOFT.CONCAT([.$A3]; [.L$1]); [.$A$26:.$A$509]; 0)-1; [.$AA$1])" office:value-type="string" office:string-value="B11" calcext:value-type="string">
            <text:p>B11</text:p>
          </table:table-cell>
          <table:table-cell table:style-name="ce4" table:formula="of:=OFFSET([.$A$26]; MATCH(COM.MICROSOFT.CONCAT([.$A3]; [.M$1]); [.$A$26:.$A$509]; 0)-1; [.$AA$1])" office:value-type="string" office:string-value="B12" calcext:value-type="string">
            <text:p>B12</text:p>
          </table:table-cell>
          <table:table-cell table:style-name="ce10" table:formula="of:=OFFSET([.$A$26]; MATCH(COM.MICROSOFT.CONCAT([.$A3]; [.N$1]); [.$A$26:.$A$509]; 0)-1; [.$AA$1])" office:value-type="string" office:string-value="B13" calcext:value-type="string">
            <text:p>B13</text:p>
          </table:table-cell>
          <table:table-cell table:style-name="ce3" table:formula="of:=OFFSET([.$A$26]; MATCH(COM.MICROSOFT.CONCAT([.$A3]; [.O$1]); [.$A$26:.$A$509]; 0)-1; [.$AA$1])" office:value-type="string" office:string-value="B14" calcext:value-type="string">
            <text:p>B14</text:p>
          </table:table-cell>
          <table:table-cell table:style-name="ce10" table:formula="of:=OFFSET([.$A$26]; MATCH(COM.MICROSOFT.CONCAT([.$A3]; [.P$1]); [.$A$26:.$A$509]; 0)-1; [.$AA$1])" office:value-type="string" office:string-value="B15" calcext:value-type="string">
            <text:p>B15</text:p>
          </table:table-cell>
          <table:table-cell table:style-name="ce10" table:formula="of:=OFFSET([.$A$26]; MATCH(COM.MICROSOFT.CONCAT([.$A3]; [.Q$1]); [.$A$26:.$A$509]; 0)-1; [.$AA$1])" office:value-type="string" office:string-value="B16" calcext:value-type="string">
            <text:p>B16</text:p>
          </table:table-cell>
          <table:table-cell table:style-name="ce10" table:formula="of:=OFFSET([.$A$26]; MATCH(COM.MICROSOFT.CONCAT([.$A3]; [.R$1]); [.$A$26:.$A$509]; 0)-1; [.$AA$1])" office:value-type="string" office:string-value="B17" calcext:value-type="string">
            <text:p>B17</text:p>
          </table:table-cell>
          <table:table-cell table:style-name="ce10" table:formula="of:=OFFSET([.$A$26]; MATCH(COM.MICROSOFT.CONCAT([.$A3]; [.S$1]); [.$A$26:.$A$509]; 0)-1; [.$AA$1])" office:value-type="string" office:string-value="B18" calcext:value-type="string">
            <text:p>B18</text:p>
          </table:table-cell>
          <table:table-cell table:style-name="ce4" table:formula="of:=OFFSET([.$A$26]; MATCH(COM.MICROSOFT.CONCAT([.$A3]; [.T$1]); [.$A$26:.$A$509]; 0)-1; [.$AA$1])" office:value-type="string" office:string-value="B19" calcext:value-type="string">
            <text:p>B19</text:p>
          </table:table-cell>
          <table:table-cell table:style-name="ce10" table:formula="of:=OFFSET([.$A$26]; MATCH(COM.MICROSOFT.CONCAT([.$A3]; [.U$1]); [.$A$26:.$A$509]; 0)-1; [.$AA$1])" office:value-type="string" office:string-value="B20" calcext:value-type="string">
            <text:p>B20</text:p>
          </table:table-cell>
          <table:table-cell table:style-name="ce10" table:formula="of:=OFFSET([.$A$26]; MATCH(COM.MICROSOFT.CONCAT([.$A3]; [.V$1]); [.$A$26:.$A$509]; 0)-1; [.$AA$1])" office:value-type="string" office:string-value="B21" calcext:value-type="string">
            <text:p>B21</text:p>
          </table:table-cell>
          <table:table-cell table:style-name="ce10" table:formula="of:=OFFSET([.$A$26]; MATCH(COM.MICROSOFT.CONCAT([.$A3]; [.W$1]); [.$A$26:.$A$509]; 0)-1; [.$AA$1])" office:value-type="string" office:string-value="B22" calcext:value-type="string">
            <text:p>B22</text:p>
          </table:table-cell>
          <table:table-cell table:number-columns-repeated="2"/>
          <table:table-cell table:style-name="ce16" office:value-type="string" calcext:value-type="string">
            <text:p>Ground pins</text:p>
          </table:table-cell>
          <table:table-cell table:style-name="ce16"/>
          <table:table-cell table:number-columns-repeated="1635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table:formula="of:=OFFSET([.$A$26]; MATCH(COM.MICROSOFT.CONCAT([.$A4]; [.B$1]); [.$A$26:.$A$509]; 0)-1; [.$AA$1])" office:value-type="string" office:string-value="C1" calcext:value-type="string">
            <text:p>C1</text:p>
          </table:table-cell>
          <table:table-cell table:style-name="ce2" table:formula="of:=OFFSET([.$A$26]; MATCH(COM.MICROSOFT.CONCAT([.$A4]; [.C$1]); [.$A$26:.$A$509]; 0)-1; [.$AA$1])" office:value-type="string" office:string-value="C2" calcext:value-type="string">
            <text:p>C2</text:p>
          </table:table-cell>
          <table:table-cell table:style-name="ce4" table:formula="of:=OFFSET([.$A$26]; MATCH(COM.MICROSOFT.CONCAT([.$A4]; [.D$1]); [.$A$26:.$A$509]; 0)-1; [.$AA$1])" office:value-type="string" office:string-value="C3" calcext:value-type="string">
            <text:p>C3</text:p>
          </table:table-cell>
          <table:table-cell table:style-name="ce3" table:formula="of:=OFFSET([.$A$26]; MATCH(COM.MICROSOFT.CONCAT([.$A4]; [.E$1]); [.$A$26:.$A$509]; 0)-1; [.$AA$1])" office:value-type="string" office:string-value="C4" calcext:value-type="string">
            <text:p>C4</text:p>
          </table:table-cell>
          <table:table-cell table:style-name="ce6" table:formula="of:=OFFSET([.$A$26]; MATCH(COM.MICROSOFT.CONCAT([.$A4]; [.F$1]); [.$A$26:.$A$509]; 0)-1; [.$AA$1])" office:value-type="string" office:string-value="C5" calcext:value-type="string">
            <text:p>C5</text:p>
          </table:table-cell>
          <table:table-cell table:style-name="ce4" table:formula="of:=OFFSET([.$A$26]; MATCH(COM.MICROSOFT.CONCAT([.$A4]; [.G$1]); [.$A$26:.$A$509]; 0)-1; [.$AA$1])" office:value-type="string" office:string-value="C6" calcext:value-type="string">
            <text:p>C6</text:p>
          </table:table-cell>
          <table:table-cell table:style-name="ce6" table:formula="of:=OFFSET([.$A$26]; MATCH(COM.MICROSOFT.CONCAT([.$A4]; [.H$1]); [.$A$26:.$A$509]; 0)-1; [.$AA$1])" office:value-type="string" office:string-value="C7" calcext:value-type="string">
            <text:p>C7</text:p>
          </table:table-cell>
          <table:table-cell table:style-name="ce3" table:formula="of:=OFFSET([.$A$26]; MATCH(COM.MICROSOFT.CONCAT([.$A4]; [.I$1]); [.$A$26:.$A$509]; 0)-1; [.$AA$1])" office:value-type="string" office:string-value="C8" calcext:value-type="string">
            <text:p>C8</text:p>
          </table:table-cell>
          <table:table-cell table:style-name="ce6" table:formula="of:=OFFSET([.$A$26]; MATCH(COM.MICROSOFT.CONCAT([.$A4]; [.J$1]); [.$A$26:.$A$509]; 0)-1; [.$AA$1])" office:value-type="string" office:string-value="C9" calcext:value-type="string">
            <text:p>C9</text:p>
          </table:table-cell>
          <table:table-cell table:style-name="ce4" table:formula="of:=OFFSET([.$A$26]; MATCH(COM.MICROSOFT.CONCAT([.$A4]; [.K$1]); [.$A$26:.$A$509]; 0)-1; [.$AA$1])" office:value-type="string" office:string-value="C10" calcext:value-type="string">
            <text:p>C10</text:p>
          </table:table-cell>
          <table:table-cell table:style-name="ce6" table:formula="of:=OFFSET([.$A$26]; MATCH(COM.MICROSOFT.CONCAT([.$A4]; [.L$1]); [.$A$26:.$A$509]; 0)-1; [.$AA$1])" office:value-type="string" office:string-value="C11" calcext:value-type="string">
            <text:p>C11</text:p>
          </table:table-cell>
          <table:table-cell table:style-name="ce4" table:formula="of:=OFFSET([.$A$26]; MATCH(COM.MICROSOFT.CONCAT([.$A4]; [.M$1]); [.$A$26:.$A$509]; 0)-1; [.$AA$1])" office:value-type="string" office:string-value="C12" calcext:value-type="string">
            <text:p>C12</text:p>
          </table:table-cell>
          <table:table-cell table:style-name="ce10" table:formula="of:=OFFSET([.$A$26]; MATCH(COM.MICROSOFT.CONCAT([.$A4]; [.N$1]); [.$A$26:.$A$509]; 0)-1; [.$AA$1])" office:value-type="string" office:string-value="C13" calcext:value-type="string">
            <text:p>C13</text:p>
          </table:table-cell>
          <table:table-cell table:style-name="ce10" table:formula="of:=OFFSET([.$A$26]; MATCH(COM.MICROSOFT.CONCAT([.$A4]; [.O$1]); [.$A$26:.$A$509]; 0)-1; [.$AA$1])" office:value-type="string" office:string-value="C14" calcext:value-type="string">
            <text:p>C14</text:p>
          </table:table-cell>
          <table:table-cell table:style-name="ce10" table:formula="of:=OFFSET([.$A$26]; MATCH(COM.MICROSOFT.CONCAT([.$A4]; [.P$1]); [.$A$26:.$A$509]; 0)-1; [.$AA$1])" office:value-type="string" office:string-value="C15" calcext:value-type="string">
            <text:p>C15</text:p>
          </table:table-cell>
          <table:table-cell table:style-name="ce4" table:formula="of:=OFFSET([.$A$26]; MATCH(COM.MICROSOFT.CONCAT([.$A4]; [.Q$1]); [.$A$26:.$A$509]; 0)-1; [.$AA$1])" office:value-type="string" office:string-value="C16" calcext:value-type="string">
            <text:p>C16</text:p>
          </table:table-cell>
          <table:table-cell table:style-name="ce10" table:formula="of:=OFFSET([.$A$26]; MATCH(COM.MICROSOFT.CONCAT([.$A4]; [.R$1]); [.$A$26:.$A$509]; 0)-1; [.$AA$1])" office:value-type="string" office:string-value="C17" calcext:value-type="string">
            <text:p>C17</text:p>
          </table:table-cell>
          <table:table-cell table:style-name="ce10" table:formula="of:=OFFSET([.$A$26]; MATCH(COM.MICROSOFT.CONCAT([.$A4]; [.S$1]); [.$A$26:.$A$509]; 0)-1; [.$AA$1])" office:value-type="string" office:string-value="C18" calcext:value-type="string">
            <text:p>C18</text:p>
          </table:table-cell>
          <table:table-cell table:style-name="ce10" table:formula="of:=OFFSET([.$A$26]; MATCH(COM.MICROSOFT.CONCAT([.$A4]; [.T$1]); [.$A$26:.$A$509]; 0)-1; [.$AA$1])" office:value-type="string" office:string-value="C19" calcext:value-type="string">
            <text:p>C19</text:p>
          </table:table-cell>
          <table:table-cell table:style-name="ce10" table:formula="of:=OFFSET([.$A$26]; MATCH(COM.MICROSOFT.CONCAT([.$A4]; [.U$1]); [.$A$26:.$A$509]; 0)-1; [.$AA$1])" office:value-type="string" office:string-value="C20" calcext:value-type="string">
            <text:p>C20</text:p>
          </table:table-cell>
          <table:table-cell table:style-name="ce3" table:formula="of:=OFFSET([.$A$26]; MATCH(COM.MICROSOFT.CONCAT([.$A4]; [.V$1]); [.$A$26:.$A$509]; 0)-1; [.$AA$1])" office:value-type="string" office:string-value="C21" calcext:value-type="string">
            <text:p>C21</text:p>
          </table:table-cell>
          <table:table-cell table:style-name="ce10" table:formula="of:=OFFSET([.$A$26]; MATCH(COM.MICROSOFT.CONCAT([.$A4]; [.W$1]); [.$A$26:.$A$509]; 0)-1; [.$AA$1])" office:value-type="string" office:string-value="C22" calcext:value-type="string">
            <text:p>C22</text:p>
          </table:table-cell>
          <table:table-cell table:number-columns-repeated="2"/>
          <table:table-cell table:style-name="ce17" office:value-type="string" calcext:value-type="string">
            <text:p>Bank 0</text:p>
          </table:table-cell>
          <table:table-cell table:style-name="ce17"/>
          <table:table-cell table:number-columns-repeated="16357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2" table:formula="of:=OFFSET([.$A$26]; MATCH(COM.MICROSOFT.CONCAT([.$A5]; [.B$1]); [.$A$26:.$A$509]; 0)-1; [.$AA$1])" office:value-type="string" office:string-value="D1" calcext:value-type="string">
            <text:p>D1</text:p>
          </table:table-cell>
          <table:table-cell table:style-name="ce2" table:formula="of:=OFFSET([.$A$26]; MATCH(COM.MICROSOFT.CONCAT([.$A5]; [.C$1]); [.$A$26:.$A$509]; 0)-1; [.$AA$1])" office:value-type="string" office:string-value="D2" calcext:value-type="string">
            <text:p>D2</text:p>
          </table:table-cell>
          <table:table-cell table:style-name="ce4" table:formula="of:=OFFSET([.$A$26]; MATCH(COM.MICROSOFT.CONCAT([.$A5]; [.D$1]); [.$A$26:.$A$509]; 0)-1; [.$AA$1])" office:value-type="string" office:string-value="D3" calcext:value-type="string">
            <text:p>D3</text:p>
          </table:table-cell>
          <table:table-cell table:style-name="ce4" table:formula="of:=OFFSET([.$A$26]; MATCH(COM.MICROSOFT.CONCAT([.$A5]; [.E$1]); [.$A$26:.$A$509]; 0)-1; [.$AA$1])" office:value-type="string" office:string-value="D4" calcext:value-type="string">
            <text:p>D4</text:p>
          </table:table-cell>
          <table:table-cell table:style-name="ce6" table:formula="of:=OFFSET([.$A$26]; MATCH(COM.MICROSOFT.CONCAT([.$A5]; [.F$1]); [.$A$26:.$A$509]; 0)-1; [.$AA$1])" office:value-type="string" office:string-value="D5" calcext:value-type="string">
            <text:p>D5</text:p>
          </table:table-cell>
          <table:table-cell table:style-name="ce3" table:formula="of:=OFFSET([.$A$26]; MATCH(COM.MICROSOFT.CONCAT([.$A5]; [.G$1]); [.$A$26:.$A$509]; 0)-1; [.$AA$1])" office:value-type="string" office:string-value="D6" calcext:value-type="string">
            <text:p>D6</text:p>
          </table:table-cell>
          <table:table-cell table:style-name="ce6" table:formula="of:=OFFSET([.$A$26]; MATCH(COM.MICROSOFT.CONCAT([.$A5]; [.H$1]); [.$A$26:.$A$509]; 0)-1; [.$AA$1])" office:value-type="string" office:string-value="D7" calcext:value-type="string">
            <text:p>D7</text:p>
          </table:table-cell>
          <table:table-cell table:style-name="ce4" table:formula="of:=OFFSET([.$A$26]; MATCH(COM.MICROSOFT.CONCAT([.$A5]; [.I$1]); [.$A$26:.$A$509]; 0)-1; [.$AA$1])" office:value-type="string" office:string-value="D8" calcext:value-type="string">
            <text:p>D8</text:p>
          </table:table-cell>
          <table:table-cell table:style-name="ce6" table:formula="of:=OFFSET([.$A$26]; MATCH(COM.MICROSOFT.CONCAT([.$A5]; [.J$1]); [.$A$26:.$A$509]; 0)-1; [.$AA$1])" office:value-type="string" office:string-value="D9" calcext:value-type="string">
            <text:p>D9</text:p>
          </table:table-cell>
          <table:table-cell table:style-name="ce3" table:formula="of:=OFFSET([.$A$26]; MATCH(COM.MICROSOFT.CONCAT([.$A5]; [.K$1]); [.$A$26:.$A$509]; 0)-1; [.$AA$1])" office:value-type="string" office:string-value="D10" calcext:value-type="string">
            <text:p>D10</text:p>
          </table:table-cell>
          <table:table-cell table:style-name="ce6" table:formula="of:=OFFSET([.$A$26]; MATCH(COM.MICROSOFT.CONCAT([.$A5]; [.L$1]); [.$A$26:.$A$509]; 0)-1; [.$AA$1])" office:value-type="string" office:string-value="D11" calcext:value-type="string">
            <text:p>D11</text:p>
          </table:table-cell>
          <table:table-cell table:style-name="ce4" table:formula="of:=OFFSET([.$A$26]; MATCH(COM.MICROSOFT.CONCAT([.$A5]; [.M$1]); [.$A$26:.$A$509]; 0)-1; [.$AA$1])" office:value-type="string" office:string-value="D12" calcext:value-type="string">
            <text:p>D12</text:p>
          </table:table-cell>
          <table:table-cell table:style-name="ce4" table:formula="of:=OFFSET([.$A$26]; MATCH(COM.MICROSOFT.CONCAT([.$A5]; [.N$1]); [.$A$26:.$A$509]; 0)-1; [.$AA$1])" office:value-type="string" office:string-value="D13" calcext:value-type="string">
            <text:p>D13</text:p>
          </table:table-cell>
          <table:table-cell table:style-name="ce10" table:formula="of:=OFFSET([.$A$26]; MATCH(COM.MICROSOFT.CONCAT([.$A5]; [.O$1]); [.$A$26:.$A$509]; 0)-1; [.$AA$1])" office:value-type="string" office:string-value="D14" calcext:value-type="string">
            <text:p>D14</text:p>
          </table:table-cell>
          <table:table-cell table:style-name="ce10" table:formula="of:=OFFSET([.$A$26]; MATCH(COM.MICROSOFT.CONCAT([.$A5]; [.P$1]); [.$A$26:.$A$509]; 0)-1; [.$AA$1])" office:value-type="string" office:string-value="D15" calcext:value-type="string">
            <text:p>D15</text:p>
          </table:table-cell>
          <table:table-cell table:style-name="ce10" table:formula="of:=OFFSET([.$A$26]; MATCH(COM.MICROSOFT.CONCAT([.$A5]; [.Q$1]); [.$A$26:.$A$509]; 0)-1; [.$AA$1])" office:value-type="string" office:string-value="D16" calcext:value-type="string">
            <text:p>D16</text:p>
          </table:table-cell>
          <table:table-cell table:style-name="ce10" table:formula="of:=OFFSET([.$A$26]; MATCH(COM.MICROSOFT.CONCAT([.$A5]; [.R$1]); [.$A$26:.$A$509]; 0)-1; [.$AA$1])" office:value-type="string" office:string-value="D17" calcext:value-type="string">
            <text:p>D17</text:p>
          </table:table-cell>
          <table:table-cell table:style-name="ce3" table:formula="of:=OFFSET([.$A$26]; MATCH(COM.MICROSOFT.CONCAT([.$A5]; [.S$1]); [.$A$26:.$A$509]; 0)-1; [.$AA$1])" office:value-type="string" office:string-value="D18" calcext:value-type="string">
            <text:p>D18</text:p>
          </table:table-cell>
          <table:table-cell table:style-name="ce10" table:formula="of:=OFFSET([.$A$26]; MATCH(COM.MICROSOFT.CONCAT([.$A5]; [.T$1]); [.$A$26:.$A$509]; 0)-1; [.$AA$1])" office:value-type="string" office:string-value="D19" calcext:value-type="string">
            <text:p>D19</text:p>
          </table:table-cell>
          <table:table-cell table:style-name="ce10" table:formula="of:=OFFSET([.$A$26]; MATCH(COM.MICROSOFT.CONCAT([.$A5]; [.U$1]); [.$A$26:.$A$509]; 0)-1; [.$AA$1])" office:value-type="string" office:string-value="D20" calcext:value-type="string">
            <text:p>D20</text:p>
          </table:table-cell>
          <table:table-cell table:style-name="ce10" table:formula="of:=OFFSET([.$A$26]; MATCH(COM.MICROSOFT.CONCAT([.$A5]; [.V$1]); [.$A$26:.$A$509]; 0)-1; [.$AA$1])" office:value-type="string" office:string-value="D21" calcext:value-type="string">
            <text:p>D21</text:p>
          </table:table-cell>
          <table:table-cell table:style-name="ce10" table:formula="of:=OFFSET([.$A$26]; MATCH(COM.MICROSOFT.CONCAT([.$A5]; [.W$1]); [.$A$26:.$A$509]; 0)-1; [.$AA$1])" office:value-type="string" office:string-value="D22" calcext:value-type="string">
            <text:p>D22</text:p>
          </table:table-cell>
          <table:table-cell table:number-columns-repeated="2"/>
          <table:table-cell table:style-name="ce18" office:value-type="string" calcext:value-type="string">
            <text:p>Bank 14</text:p>
          </table:table-cell>
          <table:table-cell table:style-name="ce18"/>
          <table:table-cell table:number-columns-repeated="1635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2" table:formula="of:=OFFSET([.$A$26]; MATCH(COM.MICROSOFT.CONCAT([.$A6]; [.B$1]); [.$A$26:.$A$509]; 0)-1; [.$AA$1])" office:value-type="string" office:string-value="E1" calcext:value-type="string">
            <text:p>E1</text:p>
          </table:table-cell>
          <table:table-cell table:style-name="ce2" table:formula="of:=OFFSET([.$A$26]; MATCH(COM.MICROSOFT.CONCAT([.$A6]; [.C$1]); [.$A$26:.$A$509]; 0)-1; [.$AA$1])" office:value-type="string" office:string-value="E2" calcext:value-type="string">
            <text:p>E2</text:p>
          </table:table-cell>
          <table:table-cell table:style-name="ce2" table:formula="of:=OFFSET([.$A$26]; MATCH(COM.MICROSOFT.CONCAT([.$A6]; [.D$1]); [.$A$26:.$A$509]; 0)-1; [.$AA$1])" office:value-type="string" office:string-value="E3" calcext:value-type="string">
            <text:p>E3</text:p>
          </table:table-cell>
          <table:table-cell table:style-name="ce4" table:formula="of:=OFFSET([.$A$26]; MATCH(COM.MICROSOFT.CONCAT([.$A6]; [.E$1]); [.$A$26:.$A$509]; 0)-1; [.$AA$1])" office:value-type="string" office:string-value="E4" calcext:value-type="string">
            <text:p>E4</text:p>
          </table:table-cell>
          <table:table-cell table:style-name="ce4" table:formula="of:=OFFSET([.$A$26]; MATCH(COM.MICROSOFT.CONCAT([.$A6]; [.F$1]); [.$A$26:.$A$509]; 0)-1; [.$AA$1])" office:value-type="string" office:string-value="E5" calcext:value-type="string">
            <text:p>E5</text:p>
          </table:table-cell>
          <table:table-cell table:style-name="ce6" table:formula="of:=OFFSET([.$A$26]; MATCH(COM.MICROSOFT.CONCAT([.$A6]; [.G$1]); [.$A$26:.$A$509]; 0)-1; [.$AA$1])" office:value-type="string" office:string-value="E6" calcext:value-type="string">
            <text:p>E6</text:p>
          </table:table-cell>
          <table:table-cell table:style-name="ce4" table:formula="of:=OFFSET([.$A$26]; MATCH(COM.MICROSOFT.CONCAT([.$A6]; [.H$1]); [.$A$26:.$A$509]; 0)-1; [.$AA$1])" office:value-type="string" office:string-value="E7" calcext:value-type="string">
            <text:p>E7</text:p>
          </table:table-cell>
          <table:table-cell table:style-name="ce3" table:formula="of:=OFFSET([.$A$26]; MATCH(COM.MICROSOFT.CONCAT([.$A6]; [.I$1]); [.$A$26:.$A$509]; 0)-1; [.$AA$1])" office:value-type="string" office:string-value="E8" calcext:value-type="string">
            <text:p>E8</text:p>
          </table:table-cell>
          <table:table-cell table:style-name="ce4" table:formula="of:=OFFSET([.$A$26]; MATCH(COM.MICROSOFT.CONCAT([.$A6]; [.J$1]); [.$A$26:.$A$509]; 0)-1; [.$AA$1])" office:value-type="string" office:string-value="E9" calcext:value-type="string">
            <text:p>E9</text:p>
          </table:table-cell>
          <table:table-cell table:style-name="ce6" table:formula="of:=OFFSET([.$A$26]; MATCH(COM.MICROSOFT.CONCAT([.$A6]; [.K$1]); [.$A$26:.$A$509]; 0)-1; [.$AA$1])" office:value-type="string" office:string-value="E10" calcext:value-type="string">
            <text:p>E10</text:p>
          </table:table-cell>
          <table:table-cell table:style-name="ce4" table:formula="of:=OFFSET([.$A$26]; MATCH(COM.MICROSOFT.CONCAT([.$A6]; [.L$1]); [.$A$26:.$A$509]; 0)-1; [.$AA$1])" office:value-type="string" office:string-value="E11" calcext:value-type="string">
            <text:p>E11</text:p>
          </table:table-cell>
          <table:table-cell table:style-name="ce3" table:formula="of:=OFFSET([.$A$26]; MATCH(COM.MICROSOFT.CONCAT([.$A6]; [.M$1]); [.$A$26:.$A$509]; 0)-1; [.$AA$1])" office:value-type="string" office:string-value="E12" calcext:value-type="string">
            <text:p>E12</text:p>
          </table:table-cell>
          <table:table-cell table:style-name="ce10" table:formula="of:=OFFSET([.$A$26]; MATCH(COM.MICROSOFT.CONCAT([.$A6]; [.N$1]); [.$A$26:.$A$509]; 0)-1; [.$AA$1])" office:value-type="string" office:string-value="E13" calcext:value-type="string">
            <text:p>E13</text:p>
          </table:table-cell>
          <table:table-cell table:style-name="ce10" table:formula="of:=OFFSET([.$A$26]; MATCH(COM.MICROSOFT.CONCAT([.$A6]; [.O$1]); [.$A$26:.$A$509]; 0)-1; [.$AA$1])" office:value-type="string" office:string-value="E14" calcext:value-type="string">
            <text:p>E14</text:p>
          </table:table-cell>
          <table:table-cell table:style-name="ce3" table:formula="of:=OFFSET([.$A$26]; MATCH(COM.MICROSOFT.CONCAT([.$A6]; [.P$1]); [.$A$26:.$A$509]; 0)-1; [.$AA$1])" office:value-type="string" office:string-value="E15" calcext:value-type="string">
            <text:p>E15</text:p>
          </table:table-cell>
          <table:table-cell table:style-name="ce10" table:formula="of:=OFFSET([.$A$26]; MATCH(COM.MICROSOFT.CONCAT([.$A6]; [.Q$1]); [.$A$26:.$A$509]; 0)-1; [.$AA$1])" office:value-type="string" office:string-value="E16" calcext:value-type="string">
            <text:p>E16</text:p>
          </table:table-cell>
          <table:table-cell table:style-name="ce10" table:formula="of:=OFFSET([.$A$26]; MATCH(COM.MICROSOFT.CONCAT([.$A6]; [.R$1]); [.$A$26:.$A$509]; 0)-1; [.$AA$1])" office:value-type="string" office:string-value="E17" calcext:value-type="string">
            <text:p>E17</text:p>
          </table:table-cell>
          <table:table-cell table:style-name="ce10" table:formula="of:=OFFSET([.$A$26]; MATCH(COM.MICROSOFT.CONCAT([.$A6]; [.S$1]); [.$A$26:.$A$509]; 0)-1; [.$AA$1])" office:value-type="string" office:string-value="E18" calcext:value-type="string">
            <text:p>E18</text:p>
          </table:table-cell>
          <table:table-cell table:style-name="ce10" table:formula="of:=OFFSET([.$A$26]; MATCH(COM.MICROSOFT.CONCAT([.$A6]; [.T$1]); [.$A$26:.$A$509]; 0)-1; [.$AA$1])" office:value-type="string" office:string-value="E19" calcext:value-type="string">
            <text:p>E19</text:p>
          </table:table-cell>
          <table:table-cell table:style-name="ce4" table:formula="of:=OFFSET([.$A$26]; MATCH(COM.MICROSOFT.CONCAT([.$A6]; [.U$1]); [.$A$26:.$A$509]; 0)-1; [.$AA$1])" office:value-type="string" office:string-value="E20" calcext:value-type="string">
            <text:p>E20</text:p>
          </table:table-cell>
          <table:table-cell table:style-name="ce10" table:formula="of:=OFFSET([.$A$26]; MATCH(COM.MICROSOFT.CONCAT([.$A6]; [.V$1]); [.$A$26:.$A$509]; 0)-1; [.$AA$1])" office:value-type="string" office:string-value="E21" calcext:value-type="string">
            <text:p>E21</text:p>
          </table:table-cell>
          <table:table-cell table:style-name="ce10" table:formula="of:=OFFSET([.$A$26]; MATCH(COM.MICROSOFT.CONCAT([.$A6]; [.W$1]); [.$A$26:.$A$509]; 0)-1; [.$AA$1])" office:value-type="string" office:string-value="E22" calcext:value-type="string">
            <text:p>E22</text:p>
          </table:table-cell>
          <table:table-cell table:number-columns-repeated="2"/>
          <table:table-cell table:style-name="ce19" office:value-type="string" calcext:value-type="string">
            <text:p>Bank 13</text:p>
          </table:table-cell>
          <table:table-cell table:style-name="ce19"/>
          <table:table-cell table:number-columns-repeated="1635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table:formula="of:=OFFSET([.$A$26]; MATCH(COM.MICROSOFT.CONCAT([.$A7]; [.B$1]); [.$A$26:.$A$509]; 0)-1; [.$AA$1])" office:value-type="string" office:string-value="F1" calcext:value-type="string">
            <text:p>F1</text:p>
          </table:table-cell>
          <table:table-cell table:style-name="ce3" table:formula="of:=OFFSET([.$A$26]; MATCH(COM.MICROSOFT.CONCAT([.$A7]; [.C$1]); [.$A$26:.$A$509]; 0)-1; [.$AA$1])" office:value-type="string" office:string-value="F2" calcext:value-type="string">
            <text:p>F2</text:p>
          </table:table-cell>
          <table:table-cell table:style-name="ce2" table:formula="of:=OFFSET([.$A$26]; MATCH(COM.MICROSOFT.CONCAT([.$A7]; [.D$1]); [.$A$26:.$A$509]; 0)-1; [.$AA$1])" office:value-type="string" office:string-value="F3" calcext:value-type="string">
            <text:p>F3</text:p>
          </table:table-cell>
          <table:table-cell table:style-name="ce2" table:formula="of:=OFFSET([.$A$26]; MATCH(COM.MICROSOFT.CONCAT([.$A7]; [.E$1]); [.$A$26:.$A$509]; 0)-1; [.$AA$1])" office:value-type="string" office:string-value="F4" calcext:value-type="string">
            <text:p>F4</text:p>
          </table:table-cell>
          <table:table-cell table:style-name="ce4" table:formula="of:=OFFSET([.$A$26]; MATCH(COM.MICROSOFT.CONCAT([.$A7]; [.F$1]); [.$A$26:.$A$509]; 0)-1; [.$AA$1])" office:value-type="string" office:string-value="F5" calcext:value-type="string">
            <text:p>F5</text:p>
          </table:table-cell>
          <table:table-cell table:style-name="ce6" table:formula="of:=OFFSET([.$A$26]; MATCH(COM.MICROSOFT.CONCAT([.$A7]; [.G$1]); [.$A$26:.$A$509]; 0)-1; [.$AA$1])" office:value-type="string" office:string-value="F6" calcext:value-type="string">
            <text:p>F6</text:p>
          </table:table-cell>
          <table:table-cell table:style-name="ce3" table:formula="of:=OFFSET([.$A$26]; MATCH(COM.MICROSOFT.CONCAT([.$A7]; [.H$1]); [.$A$26:.$A$509]; 0)-1; [.$AA$1])" office:value-type="string" office:string-value="F7" calcext:value-type="string">
            <text:p>F7</text:p>
          </table:table-cell>
          <table:table-cell table:style-name="ce6" table:formula="of:=OFFSET([.$A$26]; MATCH(COM.MICROSOFT.CONCAT([.$A7]; [.I$1]); [.$A$26:.$A$509]; 0)-1; [.$AA$1])" office:value-type="string" office:string-value="F8" calcext:value-type="string">
            <text:p>F8</text:p>
          </table:table-cell>
          <table:table-cell table:style-name="ce3" table:formula="of:=OFFSET([.$A$26]; MATCH(COM.MICROSOFT.CONCAT([.$A7]; [.J$1]); [.$A$26:.$A$509]; 0)-1; [.$AA$1])" office:value-type="string" office:string-value="F9" calcext:value-type="string">
            <text:p>F9</text:p>
          </table:table-cell>
          <table:table-cell table:style-name="ce6" table:formula="of:=OFFSET([.$A$26]; MATCH(COM.MICROSOFT.CONCAT([.$A7]; [.K$1]); [.$A$26:.$A$509]; 0)-1; [.$AA$1])" office:value-type="string" office:string-value="F10" calcext:value-type="string">
            <text:p>F10</text:p>
          </table:table-cell>
          <table:table-cell table:style-name="ce4" table:formula="of:=OFFSET([.$A$26]; MATCH(COM.MICROSOFT.CONCAT([.$A7]; [.L$1]); [.$A$26:.$A$509]; 0)-1; [.$AA$1])" office:value-type="string" office:string-value="F11" calcext:value-type="string">
            <text:p>F11</text:p>
          </table:table-cell>
          <table:table-cell table:style-name="ce3" table:formula="of:=OFFSET([.$A$26]; MATCH(COM.MICROSOFT.CONCAT([.$A7]; [.M$1]); [.$A$26:.$A$509]; 0)-1; [.$AA$1])" office:value-type="string" office:string-value="F12" calcext:value-type="string">
            <text:p>F12</text:p>
          </table:table-cell>
          <table:table-cell table:style-name="ce10" table:formula="of:=OFFSET([.$A$26]; MATCH(COM.MICROSOFT.CONCAT([.$A7]; [.N$1]); [.$A$26:.$A$509]; 0)-1; [.$AA$1])" office:value-type="string" office:string-value="F13" calcext:value-type="string">
            <text:p>F13</text:p>
          </table:table-cell>
          <table:table-cell table:style-name="ce10" table:formula="of:=OFFSET([.$A$26]; MATCH(COM.MICROSOFT.CONCAT([.$A7]; [.O$1]); [.$A$26:.$A$509]; 0)-1; [.$AA$1])" office:value-type="string" office:string-value="F14" calcext:value-type="string">
            <text:p>F14</text:p>
          </table:table-cell>
          <table:table-cell table:style-name="ce10" table:formula="of:=OFFSET([.$A$26]; MATCH(COM.MICROSOFT.CONCAT([.$A7]; [.P$1]); [.$A$26:.$A$509]; 0)-1; [.$AA$1])" office:value-type="string" office:string-value="F15" calcext:value-type="string">
            <text:p>F15</text:p>
          </table:table-cell>
          <table:table-cell table:style-name="ce10" table:formula="of:=OFFSET([.$A$26]; MATCH(COM.MICROSOFT.CONCAT([.$A7]; [.Q$1]); [.$A$26:.$A$509]; 0)-1; [.$AA$1])" office:value-type="string" office:string-value="F16" calcext:value-type="string">
            <text:p>F16</text:p>
          </table:table-cell>
          <table:table-cell table:style-name="ce4" table:formula="of:=OFFSET([.$A$26]; MATCH(COM.MICROSOFT.CONCAT([.$A7]; [.R$1]); [.$A$26:.$A$509]; 0)-1; [.$AA$1])" office:value-type="string" office:string-value="F17" calcext:value-type="string">
            <text:p>F17</text:p>
          </table:table-cell>
          <table:table-cell table:style-name="ce10" table:formula="of:=OFFSET([.$A$26]; MATCH(COM.MICROSOFT.CONCAT([.$A7]; [.S$1]); [.$A$26:.$A$509]; 0)-1; [.$AA$1])" office:value-type="string" office:string-value="F18" calcext:value-type="string">
            <text:p>F18</text:p>
          </table:table-cell>
          <table:table-cell table:style-name="ce10" table:formula="of:=OFFSET([.$A$26]; MATCH(COM.MICROSOFT.CONCAT([.$A7]; [.T$1]); [.$A$26:.$A$509]; 0)-1; [.$AA$1])" office:value-type="string" office:string-value="F19" calcext:value-type="string">
            <text:p>F19</text:p>
          </table:table-cell>
          <table:table-cell table:style-name="ce10" table:formula="of:=OFFSET([.$A$26]; MATCH(COM.MICROSOFT.CONCAT([.$A7]; [.U$1]); [.$A$26:.$A$509]; 0)-1; [.$AA$1])" office:value-type="string" office:string-value="F20" calcext:value-type="string">
            <text:p>F20</text:p>
          </table:table-cell>
          <table:table-cell table:style-name="ce10" table:formula="of:=OFFSET([.$A$26]; MATCH(COM.MICROSOFT.CONCAT([.$A7]; [.V$1]); [.$A$26:.$A$509]; 0)-1; [.$AA$1])" office:value-type="string" office:string-value="F21" calcext:value-type="string">
            <text:p>F21</text:p>
          </table:table-cell>
          <table:table-cell table:style-name="ce3" table:formula="of:=OFFSET([.$A$26]; MATCH(COM.MICROSOFT.CONCAT([.$A7]; [.W$1]); [.$A$26:.$A$509]; 0)-1; [.$AA$1])" office:value-type="string" office:string-value="F22" calcext:value-type="string">
            <text:p>F22</text:p>
          </table:table-cell>
          <table:table-cell table:number-columns-repeated="2"/>
          <table:table-cell table:style-name="ce20" office:value-type="string" calcext:value-type="string">
            <text:p>Bank 15</text:p>
          </table:table-cell>
          <table:table-cell table:style-name="ce20"/>
          <table:table-cell table:number-columns-repeated="1635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2" table:formula="of:=OFFSET([.$A$26]; MATCH(COM.MICROSOFT.CONCAT([.$A8]; [.B$1]); [.$A$26:.$A$509]; 0)-1; [.$AA$1])" office:value-type="string" office:string-value="G1" calcext:value-type="string">
            <text:p>G1</text:p>
          </table:table-cell>
          <table:table-cell table:style-name="ce2" table:formula="of:=OFFSET([.$A$26]; MATCH(COM.MICROSOFT.CONCAT([.$A8]; [.C$1]); [.$A$26:.$A$509]; 0)-1; [.$AA$1])" office:value-type="string" office:string-value="G2" calcext:value-type="string">
            <text:p>G2</text:p>
          </table:table-cell>
          <table:table-cell table:style-name="ce2" table:formula="of:=OFFSET([.$A$26]; MATCH(COM.MICROSOFT.CONCAT([.$A8]; [.D$1]); [.$A$26:.$A$509]; 0)-1; [.$AA$1])" office:value-type="string" office:string-value="G3" calcext:value-type="string">
            <text:p>G3</text:p>
          </table:table-cell>
          <table:table-cell table:style-name="ce2" table:formula="of:=OFFSET([.$A$26]; MATCH(COM.MICROSOFT.CONCAT([.$A8]; [.E$1]); [.$A$26:.$A$509]; 0)-1; [.$AA$1])" office:value-type="string" office:string-value="G4" calcext:value-type="string">
            <text:p>G4</text:p>
          </table:table-cell>
          <table:table-cell table:style-name="ce4" table:formula="of:=OFFSET([.$A$26]; MATCH(COM.MICROSOFT.CONCAT([.$A8]; [.F$1]); [.$A$26:.$A$509]; 0)-1; [.$AA$1])" office:value-type="string" office:string-value="G5" calcext:value-type="string">
            <text:p>G5</text:p>
          </table:table-cell>
          <table:table-cell table:style-name="ce4" table:formula="of:=OFFSET([.$A$26]; MATCH(COM.MICROSOFT.CONCAT([.$A8]; [.G$1]); [.$A$26:.$A$509]; 0)-1; [.$AA$1])" office:value-type="string" office:string-value="G6" calcext:value-type="string">
            <text:p>G6</text:p>
          </table:table-cell>
          <table:table-cell table:style-name="ce4" table:formula="of:=OFFSET([.$A$26]; MATCH(COM.MICROSOFT.CONCAT([.$A8]; [.H$1]); [.$A$26:.$A$509]; 0)-1; [.$AA$1])" office:value-type="string" office:string-value="G7" calcext:value-type="string">
            <text:p>G7</text:p>
          </table:table-cell>
          <table:table-cell table:style-name="ce4" table:formula="of:=OFFSET([.$A$26]; MATCH(COM.MICROSOFT.CONCAT([.$A8]; [.I$1]); [.$A$26:.$A$509]; 0)-1; [.$AA$1])" office:value-type="string" office:string-value="G8" calcext:value-type="string">
            <text:p>G8</text:p>
          </table:table-cell>
          <table:table-cell table:style-name="ce4" table:formula="of:=OFFSET([.$A$26]; MATCH(COM.MICROSOFT.CONCAT([.$A8]; [.J$1]); [.$A$26:.$A$509]; 0)-1; [.$AA$1])" office:value-type="string" office:string-value="G9" calcext:value-type="string">
            <text:p>G9</text:p>
          </table:table-cell>
          <table:table-cell table:style-name="ce4" table:formula="of:=OFFSET([.$A$26]; MATCH(COM.MICROSOFT.CONCAT([.$A8]; [.K$1]); [.$A$26:.$A$509]; 0)-1; [.$AA$1])" office:value-type="string" office:string-value="G10" calcext:value-type="string">
            <text:p>G10</text:p>
          </table:table-cell>
          <table:table-cell table:style-name="ce8" table:formula="of:=OFFSET([.$A$26]; MATCH(COM.MICROSOFT.CONCAT([.$A8]; [.L$1]); [.$A$26:.$A$509]; 0)-1; [.$AA$1])" office:value-type="string" office:string-value="G11" calcext:value-type="string">
            <text:p>G11</text:p>
          </table:table-cell>
          <table:table-cell table:style-name="ce4" table:formula="of:=OFFSET([.$A$26]; MATCH(COM.MICROSOFT.CONCAT([.$A8]; [.M$1]); [.$A$26:.$A$509]; 0)-1; [.$AA$1])" office:value-type="string" office:string-value="G12" calcext:value-type="string">
            <text:p>G12</text:p>
          </table:table-cell>
          <table:table-cell table:style-name="ce11" table:formula="of:=OFFSET([.$A$26]; MATCH(COM.MICROSOFT.CONCAT([.$A8]; [.N$1]); [.$A$26:.$A$509]; 0)-1; [.$AA$1])" office:value-type="string" office:string-value="G13" calcext:value-type="string">
            <text:p>G13</text:p>
          </table:table-cell>
          <table:table-cell table:style-name="ce4" table:formula="of:=OFFSET([.$A$26]; MATCH(COM.MICROSOFT.CONCAT([.$A8]; [.O$1]); [.$A$26:.$A$509]; 0)-1; [.$AA$1])" office:value-type="string" office:string-value="G14" calcext:value-type="string">
            <text:p>G14</text:p>
          </table:table-cell>
          <table:table-cell table:style-name="ce11" table:formula="of:=OFFSET([.$A$26]; MATCH(COM.MICROSOFT.CONCAT([.$A8]; [.P$1]); [.$A$26:.$A$509]; 0)-1; [.$AA$1])" office:value-type="string" office:string-value="G15" calcext:value-type="string">
            <text:p>G15</text:p>
          </table:table-cell>
          <table:table-cell table:style-name="ce11" table:formula="of:=OFFSET([.$A$26]; MATCH(COM.MICROSOFT.CONCAT([.$A8]; [.Q$1]); [.$A$26:.$A$509]; 0)-1; [.$AA$1])" office:value-type="string" office:string-value="G16" calcext:value-type="string">
            <text:p>G16</text:p>
          </table:table-cell>
          <table:table-cell table:style-name="ce11" table:formula="of:=OFFSET([.$A$26]; MATCH(COM.MICROSOFT.CONCAT([.$A8]; [.R$1]); [.$A$26:.$A$509]; 0)-1; [.$AA$1])" office:value-type="string" office:string-value="G17" calcext:value-type="string">
            <text:p>G17</text:p>
          </table:table-cell>
          <table:table-cell table:style-name="ce11" table:formula="of:=OFFSET([.$A$26]; MATCH(COM.MICROSOFT.CONCAT([.$A8]; [.S$1]); [.$A$26:.$A$509]; 0)-1; [.$AA$1])" office:value-type="string" office:string-value="G18" calcext:value-type="string">
            <text:p>G18</text:p>
          </table:table-cell>
          <table:table-cell table:style-name="ce3" table:formula="of:=OFFSET([.$A$26]; MATCH(COM.MICROSOFT.CONCAT([.$A8]; [.T$1]); [.$A$26:.$A$509]; 0)-1; [.$AA$1])" office:value-type="string" office:string-value="G19" calcext:value-type="string">
            <text:p>G19</text:p>
          </table:table-cell>
          <table:table-cell table:style-name="ce11" table:formula="of:=OFFSET([.$A$26]; MATCH(COM.MICROSOFT.CONCAT([.$A8]; [.U$1]); [.$A$26:.$A$509]; 0)-1; [.$AA$1])" office:value-type="string" office:string-value="G20" calcext:value-type="string">
            <text:p>G20</text:p>
          </table:table-cell>
          <table:table-cell table:style-name="ce10" table:formula="of:=OFFSET([.$A$26]; MATCH(COM.MICROSOFT.CONCAT([.$A8]; [.V$1]); [.$A$26:.$A$509]; 0)-1; [.$AA$1])" office:value-type="string" office:string-value="G21" calcext:value-type="string">
            <text:p>G21</text:p>
          </table:table-cell>
          <table:table-cell table:style-name="ce10" table:formula="of:=OFFSET([.$A$26]; MATCH(COM.MICROSOFT.CONCAT([.$A8]; [.W$1]); [.$A$26:.$A$509]; 0)-1; [.$AA$1])" office:value-type="string" office:string-value="G22" calcext:value-type="string">
            <text:p>G22</text:p>
          </table:table-cell>
          <table:table-cell table:number-columns-repeated="2"/>
          <table:table-cell table:style-name="ce21" office:value-type="string" calcext:value-type="string">
            <text:p>Bank 16</text:p>
          </table:table-cell>
          <table:table-cell table:style-name="ce21"/>
          <table:table-cell table:number-columns-repeated="1635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4" table:formula="of:=OFFSET([.$A$26]; MATCH(COM.MICROSOFT.CONCAT([.$A9]; [.B$1]); [.$A$26:.$A$509]; 0)-1; [.$AA$1])" office:value-type="string" office:string-value="H1" calcext:value-type="string">
            <text:p>H1</text:p>
          </table:table-cell>
          <table:table-cell table:style-name="ce2" table:formula="of:=OFFSET([.$A$26]; MATCH(COM.MICROSOFT.CONCAT([.$A9]; [.C$1]); [.$A$26:.$A$509]; 0)-1; [.$AA$1])" office:value-type="string" office:string-value="H2" calcext:value-type="string">
            <text:p>H2</text:p>
          </table:table-cell>
          <table:table-cell table:style-name="ce2" table:formula="of:=OFFSET([.$A$26]; MATCH(COM.MICROSOFT.CONCAT([.$A9]; [.D$1]); [.$A$26:.$A$509]; 0)-1; [.$AA$1])" office:value-type="string" office:string-value="H3" calcext:value-type="string">
            <text:p>H3</text:p>
          </table:table-cell>
          <table:table-cell table:style-name="ce2" table:formula="of:=OFFSET([.$A$26]; MATCH(COM.MICROSOFT.CONCAT([.$A9]; [.E$1]); [.$A$26:.$A$509]; 0)-1; [.$AA$1])" office:value-type="string" office:string-value="H4" calcext:value-type="string">
            <text:p>H4</text:p>
          </table:table-cell>
          <table:table-cell table:style-name="ce2" table:formula="of:=OFFSET([.$A$26]; MATCH(COM.MICROSOFT.CONCAT([.$A9]; [.F$1]); [.$A$26:.$A$509]; 0)-1; [.$AA$1])" office:value-type="string" office:string-value="H5" calcext:value-type="string">
            <text:p>H5</text:p>
          </table:table-cell>
          <table:table-cell table:style-name="ce3" table:formula="of:=OFFSET([.$A$26]; MATCH(COM.MICROSOFT.CONCAT([.$A9]; [.G$1]); [.$A$26:.$A$509]; 0)-1; [.$AA$1])" office:value-type="string" office:string-value="H6" calcext:value-type="string">
            <text:p>H6</text:p>
          </table:table-cell>
          <table:table-cell table:style-name="ce4" table:formula="of:=OFFSET([.$A$26]; MATCH(COM.MICROSOFT.CONCAT([.$A9]; [.H$1]); [.$A$26:.$A$509]; 0)-1; [.$AA$1])" office:value-type="string" office:string-value="H7" calcext:value-type="string">
            <text:p>H7</text:p>
          </table:table-cell>
          <table:table-cell table:style-name="ce3" table:formula="of:=OFFSET([.$A$26]; MATCH(COM.MICROSOFT.CONCAT([.$A9]; [.I$1]); [.$A$26:.$A$509]; 0)-1; [.$AA$1])" office:value-type="string" office:string-value="H8" calcext:value-type="string">
            <text:p>H8</text:p>
          </table:table-cell>
          <table:table-cell table:style-name="ce4" table:formula="of:=OFFSET([.$A$26]; MATCH(COM.MICROSOFT.CONCAT([.$A9]; [.J$1]); [.$A$26:.$A$509]; 0)-1; [.$AA$1])" office:value-type="string" office:string-value="H9" calcext:value-type="string">
            <text:p>H9</text:p>
          </table:table-cell>
          <table:table-cell table:style-name="ce3" table:formula="of:=OFFSET([.$A$26]; MATCH(COM.MICROSOFT.CONCAT([.$A9]; [.K$1]); [.$A$26:.$A$509]; 0)-1; [.$AA$1])" office:value-type="string" office:string-value="H10" calcext:value-type="string">
            <text:p>H10</text:p>
          </table:table-cell>
          <table:table-cell table:style-name="ce4" table:formula="of:=OFFSET([.$A$26]; MATCH(COM.MICROSOFT.CONCAT([.$A9]; [.L$1]); [.$A$26:.$A$509]; 0)-1; [.$AA$1])" office:value-type="string" office:string-value="H11" calcext:value-type="string">
            <text:p>H11</text:p>
          </table:table-cell>
          <table:table-cell table:style-name="ce3" table:formula="of:=OFFSET([.$A$26]; MATCH(COM.MICROSOFT.CONCAT([.$A9]; [.M$1]); [.$A$26:.$A$509]; 0)-1; [.$AA$1])" office:value-type="string" office:string-value="H12" calcext:value-type="string">
            <text:p>H12</text:p>
          </table:table-cell>
          <table:table-cell table:style-name="ce11" table:formula="of:=OFFSET([.$A$26]; MATCH(COM.MICROSOFT.CONCAT([.$A9]; [.N$1]); [.$A$26:.$A$509]; 0)-1; [.$AA$1])" office:value-type="string" office:string-value="H13" calcext:value-type="string">
            <text:p>H13</text:p>
          </table:table-cell>
          <table:table-cell table:style-name="ce11" table:formula="of:=OFFSET([.$A$26]; MATCH(COM.MICROSOFT.CONCAT([.$A9]; [.O$1]); [.$A$26:.$A$509]; 0)-1; [.$AA$1])" office:value-type="string" office:string-value="H14" calcext:value-type="string">
            <text:p>H14</text:p>
          </table:table-cell>
          <table:table-cell table:style-name="ce11" table:formula="of:=OFFSET([.$A$26]; MATCH(COM.MICROSOFT.CONCAT([.$A9]; [.P$1]); [.$A$26:.$A$509]; 0)-1; [.$AA$1])" office:value-type="string" office:string-value="H15" calcext:value-type="string">
            <text:p>H15</text:p>
          </table:table-cell>
          <table:table-cell table:style-name="ce3" table:formula="of:=OFFSET([.$A$26]; MATCH(COM.MICROSOFT.CONCAT([.$A9]; [.Q$1]); [.$A$26:.$A$509]; 0)-1; [.$AA$1])" office:value-type="string" office:string-value="H16" calcext:value-type="string">
            <text:p>H16</text:p>
          </table:table-cell>
          <table:table-cell table:style-name="ce11" table:formula="of:=OFFSET([.$A$26]; MATCH(COM.MICROSOFT.CONCAT([.$A9]; [.R$1]); [.$A$26:.$A$509]; 0)-1; [.$AA$1])" office:value-type="string" office:string-value="H17" calcext:value-type="string">
            <text:p>H17</text:p>
          </table:table-cell>
          <table:table-cell table:style-name="ce11" table:formula="of:=OFFSET([.$A$26]; MATCH(COM.MICROSOFT.CONCAT([.$A9]; [.S$1]); [.$A$26:.$A$509]; 0)-1; [.$AA$1])" office:value-type="string" office:string-value="H18" calcext:value-type="string">
            <text:p>H18</text:p>
          </table:table-cell>
          <table:table-cell table:style-name="ce11" table:formula="of:=OFFSET([.$A$26]; MATCH(COM.MICROSOFT.CONCAT([.$A9]; [.T$1]); [.$A$26:.$A$509]; 0)-1; [.$AA$1])" office:value-type="string" office:string-value="H19" calcext:value-type="string">
            <text:p>H19</text:p>
          </table:table-cell>
          <table:table-cell table:style-name="ce11" table:formula="of:=OFFSET([.$A$26]; MATCH(COM.MICROSOFT.CONCAT([.$A9]; [.U$1]); [.$A$26:.$A$509]; 0)-1; [.$AA$1])" office:value-type="string" office:string-value="H20" calcext:value-type="string">
            <text:p>H20</text:p>
          </table:table-cell>
          <table:table-cell table:style-name="ce4" table:formula="of:=OFFSET([.$A$26]; MATCH(COM.MICROSOFT.CONCAT([.$A9]; [.V$1]); [.$A$26:.$A$509]; 0)-1; [.$AA$1])" office:value-type="string" office:string-value="H21" calcext:value-type="string">
            <text:p>H21</text:p>
          </table:table-cell>
          <table:table-cell table:style-name="ce11" table:formula="of:=OFFSET([.$A$26]; MATCH(COM.MICROSOFT.CONCAT([.$A9]; [.W$1]); [.$A$26:.$A$509]; 0)-1; [.$AA$1])" office:value-type="string" office:string-value="H22" calcext:value-type="string">
            <text:p>H22</text:p>
          </table:table-cell>
          <table:table-cell/>
          <table:table-cell table:style-name="ce13"/>
          <table:table-cell table:style-name="ce22" office:value-type="string" calcext:value-type="string">
            <text:p>Bank 34</text:p>
          </table:table-cell>
          <table:table-cell table:style-name="ce22"/>
          <table:table-cell table:number-columns-repeated="6"/>
          <table:table-cell table:style-name="ce28"/>
          <table:table-cell table:number-columns-repeated="1635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2" table:formula="of:=OFFSET([.$A$26]; MATCH(COM.MICROSOFT.CONCAT([.$A10]; [.B$1]); [.$A$26:.$A$509]; 0)-1; [.$AA$1])" office:value-type="string" office:string-value="J1" calcext:value-type="string">
            <text:p>J1</text:p>
          </table:table-cell>
          <table:table-cell table:style-name="ce2" table:formula="of:=OFFSET([.$A$26]; MATCH(COM.MICROSOFT.CONCAT([.$A10]; [.C$1]); [.$A$26:.$A$509]; 0)-1; [.$AA$1])" office:value-type="string" office:string-value="J2" calcext:value-type="string">
            <text:p>J2</text:p>
          </table:table-cell>
          <table:table-cell table:style-name="ce3" table:formula="of:=OFFSET([.$A$26]; MATCH(COM.MICROSOFT.CONCAT([.$A10]; [.D$1]); [.$A$26:.$A$509]; 0)-1; [.$AA$1])" office:value-type="string" office:string-value="J3" calcext:value-type="string">
            <text:p>J3</text:p>
          </table:table-cell>
          <table:table-cell table:style-name="ce2" table:formula="of:=OFFSET([.$A$26]; MATCH(COM.MICROSOFT.CONCAT([.$A10]; [.E$1]); [.$A$26:.$A$509]; 0)-1; [.$AA$1])" office:value-type="string" office:string-value="J4" calcext:value-type="string">
            <text:p>J4</text:p>
          </table:table-cell>
          <table:table-cell table:style-name="ce2" table:formula="of:=OFFSET([.$A$26]; MATCH(COM.MICROSOFT.CONCAT([.$A10]; [.F$1]); [.$A$26:.$A$509]; 0)-1; [.$AA$1])" office:value-type="string" office:string-value="J5" calcext:value-type="string">
            <text:p>J5</text:p>
          </table:table-cell>
          <table:table-cell table:style-name="ce2" table:formula="of:=OFFSET([.$A$26]; MATCH(COM.MICROSOFT.CONCAT([.$A10]; [.G$1]); [.$A$26:.$A$509]; 0)-1; [.$AA$1])" office:value-type="string" office:string-value="J6" calcext:value-type="string">
            <text:p>J6</text:p>
          </table:table-cell>
          <table:table-cell table:style-name="ce3" table:formula="of:=OFFSET([.$A$26]; MATCH(COM.MICROSOFT.CONCAT([.$A10]; [.H$1]); [.$A$26:.$A$509]; 0)-1; [.$AA$1])" office:value-type="string" office:string-value="J7" calcext:value-type="string">
            <text:p>J7</text:p>
          </table:table-cell>
          <table:table-cell table:style-name="ce4" table:formula="of:=OFFSET([.$A$26]; MATCH(COM.MICROSOFT.CONCAT([.$A10]; [.I$1]); [.$A$26:.$A$509]; 0)-1; [.$AA$1])" office:value-type="string" office:string-value="J8" calcext:value-type="string">
            <text:p>J8</text:p>
          </table:table-cell>
          <table:table-cell table:style-name="ce3" table:formula="of:=OFFSET([.$A$26]; MATCH(COM.MICROSOFT.CONCAT([.$A10]; [.J$1]); [.$A$26:.$A$509]; 0)-1; [.$AA$1])" office:value-type="string" office:string-value="J9" calcext:value-type="string">
            <text:p>J9</text:p>
          </table:table-cell>
          <table:table-cell table:style-name="ce4" table:formula="of:=OFFSET([.$A$26]; MATCH(COM.MICROSOFT.CONCAT([.$A10]; [.K$1]); [.$A$26:.$A$509]; 0)-1; [.$AA$1])" office:value-type="string" office:string-value="J10" calcext:value-type="string">
            <text:p>J10</text:p>
          </table:table-cell>
          <table:table-cell table:style-name="ce3" table:formula="of:=OFFSET([.$A$26]; MATCH(COM.MICROSOFT.CONCAT([.$A10]; [.L$1]); [.$A$26:.$A$509]; 0)-1; [.$AA$1])" office:value-type="string" office:string-value="J11" calcext:value-type="string">
            <text:p>J11</text:p>
          </table:table-cell>
          <table:table-cell table:style-name="ce4" table:formula="of:=OFFSET([.$A$26]; MATCH(COM.MICROSOFT.CONCAT([.$A10]; [.M$1]); [.$A$26:.$A$509]; 0)-1; [.$AA$1])" office:value-type="string" office:string-value="J12" calcext:value-type="string">
            <text:p>J12</text:p>
          </table:table-cell>
          <table:table-cell table:style-name="ce3" table:formula="of:=OFFSET([.$A$26]; MATCH(COM.MICROSOFT.CONCAT([.$A10]; [.N$1]); [.$A$26:.$A$509]; 0)-1; [.$AA$1])" office:value-type="string" office:string-value="J13" calcext:value-type="string">
            <text:p>J13</text:p>
          </table:table-cell>
          <table:table-cell table:style-name="ce11" table:formula="of:=OFFSET([.$A$26]; MATCH(COM.MICROSOFT.CONCAT([.$A10]; [.O$1]); [.$A$26:.$A$509]; 0)-1; [.$AA$1])" office:value-type="string" office:string-value="J14" calcext:value-type="string">
            <text:p>J14</text:p>
          </table:table-cell>
          <table:table-cell table:style-name="ce11" table:formula="of:=OFFSET([.$A$26]; MATCH(COM.MICROSOFT.CONCAT([.$A10]; [.P$1]); [.$A$26:.$A$509]; 0)-1; [.$AA$1])" office:value-type="string" office:string-value="J15" calcext:value-type="string">
            <text:p>J15</text:p>
          </table:table-cell>
          <table:table-cell table:style-name="ce11" table:formula="of:=OFFSET([.$A$26]; MATCH(COM.MICROSOFT.CONCAT([.$A10]; [.Q$1]); [.$A$26:.$A$509]; 0)-1; [.$AA$1])" office:value-type="string" office:string-value="J16" calcext:value-type="string">
            <text:p>J16</text:p>
          </table:table-cell>
          <table:table-cell table:style-name="ce11" table:formula="of:=OFFSET([.$A$26]; MATCH(COM.MICROSOFT.CONCAT([.$A10]; [.R$1]); [.$A$26:.$A$509]; 0)-1; [.$AA$1])" office:value-type="string" office:string-value="J17" calcext:value-type="string">
            <text:p>J17</text:p>
          </table:table-cell>
          <table:table-cell table:style-name="ce4" table:formula="of:=OFFSET([.$A$26]; MATCH(COM.MICROSOFT.CONCAT([.$A10]; [.S$1]); [.$A$26:.$A$509]; 0)-1; [.$AA$1])" office:value-type="string" office:string-value="J18" calcext:value-type="string">
            <text:p>J18</text:p>
          </table:table-cell>
          <table:table-cell table:style-name="ce11" table:formula="of:=OFFSET([.$A$26]; MATCH(COM.MICROSOFT.CONCAT([.$A10]; [.T$1]); [.$A$26:.$A$509]; 0)-1; [.$AA$1])" office:value-type="string" office:string-value="J19" calcext:value-type="string">
            <text:p>J19</text:p>
          </table:table-cell>
          <table:table-cell table:style-name="ce11" table:formula="of:=OFFSET([.$A$26]; MATCH(COM.MICROSOFT.CONCAT([.$A10]; [.U$1]); [.$A$26:.$A$509]; 0)-1; [.$AA$1])" office:value-type="string" office:string-value="J20" calcext:value-type="string">
            <text:p>J20</text:p>
          </table:table-cell>
          <table:table-cell table:style-name="ce11" table:formula="of:=OFFSET([.$A$26]; MATCH(COM.MICROSOFT.CONCAT([.$A10]; [.V$1]); [.$A$26:.$A$509]; 0)-1; [.$AA$1])" office:value-type="string" office:string-value="J21" calcext:value-type="string">
            <text:p>J21</text:p>
          </table:table-cell>
          <table:table-cell table:style-name="ce11" table:formula="of:=OFFSET([.$A$26]; MATCH(COM.MICROSOFT.CONCAT([.$A10]; [.W$1]); [.$A$26:.$A$509]; 0)-1; [.$AA$1])" office:value-type="string" office:string-value="J22" calcext:value-type="string">
            <text:p>J22</text:p>
          </table:table-cell>
          <table:table-cell table:number-columns-repeated="2"/>
          <table:table-cell table:style-name="ce23" office:value-type="string" calcext:value-type="string">
            <text:p>Bank 35</text:p>
          </table:table-cell>
          <table:table-cell table:style-name="ce23"/>
          <table:table-cell table:number-columns-repeated="16357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" table:formula="of:=OFFSET([.$A$26]; MATCH(COM.MICROSOFT.CONCAT([.$A11]; [.B$1]); [.$A$26:.$A$509]; 0)-1; [.$AA$1])" office:value-type="string" office:string-value="K1" calcext:value-type="string">
            <text:p>K1</text:p>
          </table:table-cell>
          <table:table-cell table:style-name="ce2" table:formula="of:=OFFSET([.$A$26]; MATCH(COM.MICROSOFT.CONCAT([.$A11]; [.C$1]); [.$A$26:.$A$509]; 0)-1; [.$AA$1])" office:value-type="string" office:string-value="K2" calcext:value-type="string">
            <text:p>K2</text:p>
          </table:table-cell>
          <table:table-cell table:style-name="ce2" table:formula="of:=OFFSET([.$A$26]; MATCH(COM.MICROSOFT.CONCAT([.$A11]; [.D$1]); [.$A$26:.$A$509]; 0)-1; [.$AA$1])" office:value-type="string" office:string-value="K3" calcext:value-type="string">
            <text:p>K3</text:p>
          </table:table-cell>
          <table:table-cell table:style-name="ce2" table:formula="of:=OFFSET([.$A$26]; MATCH(COM.MICROSOFT.CONCAT([.$A11]; [.E$1]); [.$A$26:.$A$509]; 0)-1; [.$AA$1])" office:value-type="string" office:string-value="K4" calcext:value-type="string">
            <text:p>K4</text:p>
          </table:table-cell>
          <table:table-cell table:style-name="ce4" table:formula="of:=OFFSET([.$A$26]; MATCH(COM.MICROSOFT.CONCAT([.$A11]; [.F$1]); [.$A$26:.$A$509]; 0)-1; [.$AA$1])" office:value-type="string" office:string-value="K5" calcext:value-type="string">
            <text:p>K5</text:p>
          </table:table-cell>
          <table:table-cell table:style-name="ce2" table:formula="of:=OFFSET([.$A$26]; MATCH(COM.MICROSOFT.CONCAT([.$A11]; [.G$1]); [.$A$26:.$A$509]; 0)-1; [.$AA$1])" office:value-type="string" office:string-value="K6" calcext:value-type="string">
            <text:p>K6</text:p>
          </table:table-cell>
          <table:table-cell table:style-name="ce4" table:formula="of:=OFFSET([.$A$26]; MATCH(COM.MICROSOFT.CONCAT([.$A11]; [.H$1]); [.$A$26:.$A$509]; 0)-1; [.$AA$1])" office:value-type="string" office:string-value="K7" calcext:value-type="string">
            <text:p>K7</text:p>
          </table:table-cell>
          <table:table-cell table:style-name="ce3" table:formula="of:=OFFSET([.$A$26]; MATCH(COM.MICROSOFT.CONCAT([.$A11]; [.I$1]); [.$A$26:.$A$509]; 0)-1; [.$AA$1])" office:value-type="string" office:string-value="K8" calcext:value-type="string">
            <text:p>K8</text:p>
          </table:table-cell>
          <table:table-cell table:style-name="ce7" table:formula="of:=OFFSET([.$A$26]; MATCH(COM.MICROSOFT.CONCAT([.$A11]; [.J$1]); [.$A$26:.$A$509]; 0)-1; [.$AA$1])" office:value-type="string" office:string-value="K9" calcext:value-type="string">
            <text:p>K9</text:p>
          </table:table-cell>
          <table:table-cell table:style-name="ce3" table:formula="of:=OFFSET([.$A$26]; MATCH(COM.MICROSOFT.CONCAT([.$A11]; [.K$1]); [.$A$26:.$A$509]; 0)-1; [.$AA$1])" office:value-type="string" office:string-value="K10" calcext:value-type="string">
            <text:p>K10</text:p>
          </table:table-cell>
          <table:table-cell table:style-name="ce4" table:formula="of:=OFFSET([.$A$26]; MATCH(COM.MICROSOFT.CONCAT([.$A11]; [.L$1]); [.$A$26:.$A$509]; 0)-1; [.$AA$1])" office:value-type="string" office:string-value="K11" calcext:value-type="string">
            <text:p>K11</text:p>
          </table:table-cell>
          <table:table-cell table:style-name="ce3" table:formula="of:=OFFSET([.$A$26]; MATCH(COM.MICROSOFT.CONCAT([.$A11]; [.M$1]); [.$A$26:.$A$509]; 0)-1; [.$AA$1])" office:value-type="string" office:string-value="K12" calcext:value-type="string">
            <text:p>K12</text:p>
          </table:table-cell>
          <table:table-cell table:style-name="ce11" table:formula="of:=OFFSET([.$A$26]; MATCH(COM.MICROSOFT.CONCAT([.$A11]; [.N$1]); [.$A$26:.$A$509]; 0)-1; [.$AA$1])" office:value-type="string" office:string-value="K13" calcext:value-type="string">
            <text:p>K13</text:p>
          </table:table-cell>
          <table:table-cell table:style-name="ce11" table:formula="of:=OFFSET([.$A$26]; MATCH(COM.MICROSOFT.CONCAT([.$A11]; [.O$1]); [.$A$26:.$A$509]; 0)-1; [.$AA$1])" office:value-type="string" office:string-value="K14" calcext:value-type="string">
            <text:p>K14</text:p>
          </table:table-cell>
          <table:table-cell table:style-name="ce4" table:formula="of:=OFFSET([.$A$26]; MATCH(COM.MICROSOFT.CONCAT([.$A11]; [.P$1]); [.$A$26:.$A$509]; 0)-1; [.$AA$1])" office:value-type="string" office:string-value="K15" calcext:value-type="string">
            <text:p>K15</text:p>
          </table:table-cell>
          <table:table-cell table:style-name="ce11" table:formula="of:=OFFSET([.$A$26]; MATCH(COM.MICROSOFT.CONCAT([.$A11]; [.Q$1]); [.$A$26:.$A$509]; 0)-1; [.$AA$1])" office:value-type="string" office:string-value="K16" calcext:value-type="string">
            <text:p>K16</text:p>
          </table:table-cell>
          <table:table-cell table:style-name="ce11" table:formula="of:=OFFSET([.$A$26]; MATCH(COM.MICROSOFT.CONCAT([.$A11]; [.R$1]); [.$A$26:.$A$509]; 0)-1; [.$AA$1])" office:value-type="string" office:string-value="K17" calcext:value-type="string">
            <text:p>K17</text:p>
          </table:table-cell>
          <table:table-cell table:style-name="ce11" table:formula="of:=OFFSET([.$A$26]; MATCH(COM.MICROSOFT.CONCAT([.$A11]; [.S$1]); [.$A$26:.$A$509]; 0)-1; [.$AA$1])" office:value-type="string" office:string-value="K18" calcext:value-type="string">
            <text:p>K18</text:p>
          </table:table-cell>
          <table:table-cell table:style-name="ce11" table:formula="of:=OFFSET([.$A$26]; MATCH(COM.MICROSOFT.CONCAT([.$A11]; [.T$1]); [.$A$26:.$A$509]; 0)-1; [.$AA$1])" office:value-type="string" office:string-value="K19" calcext:value-type="string">
            <text:p>K19</text:p>
          </table:table-cell>
          <table:table-cell table:style-name="ce3" table:formula="of:=OFFSET([.$A$26]; MATCH(COM.MICROSOFT.CONCAT([.$A11]; [.U$1]); [.$A$26:.$A$509]; 0)-1; [.$AA$1])" office:value-type="string" office:string-value="K20" calcext:value-type="string">
            <text:p>K20</text:p>
          </table:table-cell>
          <table:table-cell table:style-name="ce11" table:formula="of:=OFFSET([.$A$26]; MATCH(COM.MICROSOFT.CONCAT([.$A11]; [.V$1]); [.$A$26:.$A$509]; 0)-1; [.$AA$1])" office:value-type="string" office:string-value="K21" calcext:value-type="string">
            <text:p>K21</text:p>
          </table:table-cell>
          <table:table-cell table:style-name="ce11" table:formula="of:=OFFSET([.$A$26]; MATCH(COM.MICROSOFT.CONCAT([.$A11]; [.W$1]); [.$A$26:.$A$509]; 0)-1; [.$AA$1])" office:value-type="string" office:string-value="K22" calcext:value-type="string">
            <text:p>K22</text:p>
          </table:table-cell>
          <table:table-cell table:number-columns-repeated="2"/>
          <table:table-cell table:style-name="ce24" office:value-type="string" calcext:value-type="string">
            <text:p>Bank 216</text:p>
          </table:table-cell>
          <table:table-cell table:style-name="ce26"/>
          <table:table-cell table:number-columns-repeated="16357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2" table:formula="of:=OFFSET([.$A$26]; MATCH(COM.MICROSOFT.CONCAT([.$A12]; [.B$1]); [.$A$26:.$A$509]; 0)-1; [.$AA$1])" office:value-type="string" office:string-value="L1" calcext:value-type="string">
            <text:p>L1</text:p>
          </table:table-cell>
          <table:table-cell table:style-name="ce4" table:formula="of:=OFFSET([.$A$26]; MATCH(COM.MICROSOFT.CONCAT([.$A12]; [.C$1]); [.$A$26:.$A$509]; 0)-1; [.$AA$1])" office:value-type="string" office:string-value="L2" calcext:value-type="string">
            <text:p>L2</text:p>
          </table:table-cell>
          <table:table-cell table:style-name="ce2" table:formula="of:=OFFSET([.$A$26]; MATCH(COM.MICROSOFT.CONCAT([.$A12]; [.D$1]); [.$A$26:.$A$509]; 0)-1; [.$AA$1])" office:value-type="string" office:string-value="L3" calcext:value-type="string">
            <text:p>L3</text:p>
          </table:table-cell>
          <table:table-cell table:style-name="ce2" table:formula="of:=OFFSET([.$A$26]; MATCH(COM.MICROSOFT.CONCAT([.$A12]; [.E$1]); [.$A$26:.$A$509]; 0)-1; [.$AA$1])" office:value-type="string" office:string-value="L4" calcext:value-type="string">
            <text:p>L4</text:p>
          </table:table-cell>
          <table:table-cell table:style-name="ce2" table:formula="of:=OFFSET([.$A$26]; MATCH(COM.MICROSOFT.CONCAT([.$A12]; [.F$1]); [.$A$26:.$A$509]; 0)-1; [.$AA$1])" office:value-type="string" office:string-value="L5" calcext:value-type="string">
            <text:p>L5</text:p>
          </table:table-cell>
          <table:table-cell table:style-name="ce2" table:formula="of:=OFFSET([.$A$26]; MATCH(COM.MICROSOFT.CONCAT([.$A12]; [.G$1]); [.$A$26:.$A$509]; 0)-1; [.$AA$1])" office:value-type="string" office:string-value="L6" calcext:value-type="string">
            <text:p>L6</text:p>
          </table:table-cell>
          <table:table-cell table:style-name="ce3" table:formula="of:=OFFSET([.$A$26]; MATCH(COM.MICROSOFT.CONCAT([.$A12]; [.H$1]); [.$A$26:.$A$509]; 0)-1; [.$AA$1])" office:value-type="string" office:string-value="L7" calcext:value-type="string">
            <text:p>L7</text:p>
          </table:table-cell>
          <table:table-cell table:style-name="ce4" table:formula="of:=OFFSET([.$A$26]; MATCH(COM.MICROSOFT.CONCAT([.$A12]; [.I$1]); [.$A$26:.$A$509]; 0)-1; [.$AA$1])" office:value-type="string" office:string-value="L8" calcext:value-type="string">
            <text:p>L8</text:p>
          </table:table-cell>
          <table:table-cell table:style-name="ce7" table:formula="of:=OFFSET([.$A$26]; MATCH(COM.MICROSOFT.CONCAT([.$A12]; [.J$1]); [.$A$26:.$A$509]; 0)-1; [.$AA$1])" office:value-type="string" office:string-value="L9" calcext:value-type="string">
            <text:p>L9</text:p>
          </table:table-cell>
          <table:table-cell table:style-name="ce7" table:formula="of:=OFFSET([.$A$26]; MATCH(COM.MICROSOFT.CONCAT([.$A12]; [.K$1]); [.$A$26:.$A$509]; 0)-1; [.$AA$1])" office:value-type="string" office:string-value="L10" calcext:value-type="string">
            <text:p>L10</text:p>
          </table:table-cell>
          <table:table-cell table:style-name="ce3" table:formula="of:=OFFSET([.$A$26]; MATCH(COM.MICROSOFT.CONCAT([.$A12]; [.L$1]); [.$A$26:.$A$509]; 0)-1; [.$AA$1])" office:value-type="string" office:string-value="L11" calcext:value-type="string">
            <text:p>L11</text:p>
          </table:table-cell>
          <table:table-cell table:style-name="ce8" table:formula="of:=OFFSET([.$A$26]; MATCH(COM.MICROSOFT.CONCAT([.$A12]; [.M$1]); [.$A$26:.$A$509]; 0)-1; [.$AA$1])" office:value-type="string" office:string-value="L12" calcext:value-type="string">
            <text:p>L12</text:p>
          </table:table-cell>
          <table:table-cell table:style-name="ce11" table:formula="of:=OFFSET([.$A$26]; MATCH(COM.MICROSOFT.CONCAT([.$A12]; [.N$1]); [.$A$26:.$A$509]; 0)-1; [.$AA$1])" office:value-type="string" office:string-value="L13" calcext:value-type="string">
            <text:p>L13</text:p>
          </table:table-cell>
          <table:table-cell table:style-name="ce11" table:formula="of:=OFFSET([.$A$26]; MATCH(COM.MICROSOFT.CONCAT([.$A12]; [.O$1]); [.$A$26:.$A$509]; 0)-1; [.$AA$1])" office:value-type="string" office:string-value="L14" calcext:value-type="string">
            <text:p>L14</text:p>
          </table:table-cell>
          <table:table-cell table:style-name="ce11" table:formula="of:=OFFSET([.$A$26]; MATCH(COM.MICROSOFT.CONCAT([.$A12]; [.P$1]); [.$A$26:.$A$509]; 0)-1; [.$AA$1])" office:value-type="string" office:string-value="L15" calcext:value-type="string">
            <text:p>L15</text:p>
          </table:table-cell>
          <table:table-cell table:style-name="ce11" table:formula="of:=OFFSET([.$A$26]; MATCH(COM.MICROSOFT.CONCAT([.$A12]; [.Q$1]); [.$A$26:.$A$509]; 0)-1; [.$AA$1])" office:value-type="string" office:string-value="L16" calcext:value-type="string">
            <text:p>L16</text:p>
          </table:table-cell>
          <table:table-cell table:style-name="ce3" table:formula="of:=OFFSET([.$A$26]; MATCH(COM.MICROSOFT.CONCAT([.$A12]; [.R$1]); [.$A$26:.$A$509]; 0)-1; [.$AA$1])" office:value-type="string" office:string-value="L17" calcext:value-type="string">
            <text:p>L17</text:p>
          </table:table-cell>
          <table:table-cell table:style-name="ce11" table:formula="of:=OFFSET([.$A$26]; MATCH(COM.MICROSOFT.CONCAT([.$A12]; [.S$1]); [.$A$26:.$A$509]; 0)-1; [.$AA$1])" office:value-type="string" office:string-value="L18" calcext:value-type="string">
            <text:p>L18</text:p>
          </table:table-cell>
          <table:table-cell table:style-name="ce11" table:formula="of:=OFFSET([.$A$26]; MATCH(COM.MICROSOFT.CONCAT([.$A12]; [.T$1]); [.$A$26:.$A$509]; 0)-1; [.$AA$1])" office:value-type="string" office:string-value="L19" calcext:value-type="string">
            <text:p>L19</text:p>
          </table:table-cell>
          <table:table-cell table:style-name="ce11" table:formula="of:=OFFSET([.$A$26]; MATCH(COM.MICROSOFT.CONCAT([.$A12]; [.U$1]); [.$A$26:.$A$509]; 0)-1; [.$AA$1])" office:value-type="string" office:string-value="L20" calcext:value-type="string">
            <text:p>L20</text:p>
          </table:table-cell>
          <table:table-cell table:style-name="ce11" table:formula="of:=OFFSET([.$A$26]; MATCH(COM.MICROSOFT.CONCAT([.$A12]; [.V$1]); [.$A$26:.$A$509]; 0)-1; [.$AA$1])" office:value-type="string" office:string-value="L21" calcext:value-type="string">
            <text:p>L21</text:p>
          </table:table-cell>
          <table:table-cell table:style-name="ce4" table:formula="of:=OFFSET([.$A$26]; MATCH(COM.MICROSOFT.CONCAT([.$A12]; [.W$1]); [.$A$26:.$A$509]; 0)-1; [.$AA$1])" office:value-type="string" office:string-value="L22" calcext:value-type="string">
            <text:p>L22</text:p>
          </table:table-cell>
          <table:table-cell table:number-columns-repeated="2"/>
          <table:table-cell table:style-name="ce25" office:value-type="string" calcext:value-type="string">
            <text:p>Config</text:p>
          </table:table-cell>
          <table:table-cell table:style-name="ce27"/>
          <table:table-cell table:number-columns-repeated="16357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2" table:formula="of:=OFFSET([.$A$26]; MATCH(COM.MICROSOFT.CONCAT([.$A13]; [.B$1]); [.$A$26:.$A$509]; 0)-1; [.$AA$1])" office:value-type="string" office:string-value="M1" calcext:value-type="string">
            <text:p>M1</text:p>
          </table:table-cell>
          <table:table-cell table:style-name="ce2" table:formula="of:=OFFSET([.$A$26]; MATCH(COM.MICROSOFT.CONCAT([.$A13]; [.C$1]); [.$A$26:.$A$509]; 0)-1; [.$AA$1])" office:value-type="string" office:string-value="M2" calcext:value-type="string">
            <text:p>M2</text:p>
          </table:table-cell>
          <table:table-cell table:style-name="ce2" table:formula="of:=OFFSET([.$A$26]; MATCH(COM.MICROSOFT.CONCAT([.$A13]; [.D$1]); [.$A$26:.$A$509]; 0)-1; [.$AA$1])" office:value-type="string" office:string-value="M3" calcext:value-type="string">
            <text:p>M3</text:p>
          </table:table-cell>
          <table:table-cell table:style-name="ce3" table:formula="of:=OFFSET([.$A$26]; MATCH(COM.MICROSOFT.CONCAT([.$A13]; [.E$1]); [.$A$26:.$A$509]; 0)-1; [.$AA$1])" office:value-type="string" office:string-value="M4" calcext:value-type="string">
            <text:p>M4</text:p>
          </table:table-cell>
          <table:table-cell table:style-name="ce2" table:formula="of:=OFFSET([.$A$26]; MATCH(COM.MICROSOFT.CONCAT([.$A13]; [.F$1]); [.$A$26:.$A$509]; 0)-1; [.$AA$1])" office:value-type="string" office:string-value="M5" calcext:value-type="string">
            <text:p>M5</text:p>
          </table:table-cell>
          <table:table-cell table:style-name="ce2" table:formula="of:=OFFSET([.$A$26]; MATCH(COM.MICROSOFT.CONCAT([.$A13]; [.G$1]); [.$A$26:.$A$509]; 0)-1; [.$AA$1])" office:value-type="string" office:string-value="M6" calcext:value-type="string">
            <text:p>M6</text:p>
          </table:table-cell>
          <table:table-cell table:style-name="ce4" table:formula="of:=OFFSET([.$A$26]; MATCH(COM.MICROSOFT.CONCAT([.$A13]; [.H$1]); [.$A$26:.$A$509]; 0)-1; [.$AA$1])" office:value-type="string" office:string-value="M7" calcext:value-type="string">
            <text:p>M7</text:p>
          </table:table-cell>
          <table:table-cell table:style-name="ce3" table:formula="of:=OFFSET([.$A$26]; MATCH(COM.MICROSOFT.CONCAT([.$A13]; [.I$1]); [.$A$26:.$A$509]; 0)-1; [.$AA$1])" office:value-type="string" office:string-value="M8" calcext:value-type="string">
            <text:p>M8</text:p>
          </table:table-cell>
          <table:table-cell table:style-name="ce7" table:formula="of:=OFFSET([.$A$26]; MATCH(COM.MICROSOFT.CONCAT([.$A13]; [.J$1]); [.$A$26:.$A$509]; 0)-1; [.$AA$1])" office:value-type="string" office:string-value="M9" calcext:value-type="string">
            <text:p>M9</text:p>
          </table:table-cell>
          <table:table-cell table:style-name="ce7" table:formula="of:=OFFSET([.$A$26]; MATCH(COM.MICROSOFT.CONCAT([.$A13]; [.K$1]); [.$A$26:.$A$509]; 0)-1; [.$AA$1])" office:value-type="string" office:string-value="M10" calcext:value-type="string">
            <text:p>M10</text:p>
          </table:table-cell>
          <table:table-cell table:style-name="ce4" table:formula="of:=OFFSET([.$A$26]; MATCH(COM.MICROSOFT.CONCAT([.$A13]; [.L$1]); [.$A$26:.$A$509]; 0)-1; [.$AA$1])" office:value-type="string" office:string-value="M11" calcext:value-type="string">
            <text:p>M11</text:p>
          </table:table-cell>
          <table:table-cell table:style-name="ce3" table:formula="of:=OFFSET([.$A$26]; MATCH(COM.MICROSOFT.CONCAT([.$A13]; [.M$1]); [.$A$26:.$A$509]; 0)-1; [.$AA$1])" office:value-type="string" office:string-value="M12" calcext:value-type="string">
            <text:p>M12</text:p>
          </table:table-cell>
          <table:table-cell table:style-name="ce11" table:formula="of:=OFFSET([.$A$26]; MATCH(COM.MICROSOFT.CONCAT([.$A13]; [.N$1]); [.$A$26:.$A$509]; 0)-1; [.$AA$1])" office:value-type="string" office:string-value="M13" calcext:value-type="string">
            <text:p>M13</text:p>
          </table:table-cell>
          <table:table-cell table:style-name="ce3" table:formula="of:=OFFSET([.$A$26]; MATCH(COM.MICROSOFT.CONCAT([.$A13]; [.O$1]); [.$A$26:.$A$509]; 0)-1; [.$AA$1])" office:value-type="string" office:string-value="M14" calcext:value-type="string">
            <text:p>M14</text:p>
          </table:table-cell>
          <table:table-cell table:style-name="ce11" table:formula="of:=OFFSET([.$A$26]; MATCH(COM.MICROSOFT.CONCAT([.$A13]; [.P$1]); [.$A$26:.$A$509]; 0)-1; [.$AA$1])" office:value-type="string" office:string-value="M15" calcext:value-type="string">
            <text:p>M15</text:p>
          </table:table-cell>
          <table:table-cell table:style-name="ce11" table:formula="of:=OFFSET([.$A$26]; MATCH(COM.MICROSOFT.CONCAT([.$A13]; [.Q$1]); [.$A$26:.$A$509]; 0)-1; [.$AA$1])" office:value-type="string" office:string-value="M16" calcext:value-type="string">
            <text:p>M16</text:p>
          </table:table-cell>
          <table:table-cell table:style-name="ce11" table:formula="of:=OFFSET([.$A$26]; MATCH(COM.MICROSOFT.CONCAT([.$A13]; [.R$1]); [.$A$26:.$A$509]; 0)-1; [.$AA$1])" office:value-type="string" office:string-value="M17" calcext:value-type="string">
            <text:p>M17</text:p>
          </table:table-cell>
          <table:table-cell table:style-name="ce11" table:formula="of:=OFFSET([.$A$26]; MATCH(COM.MICROSOFT.CONCAT([.$A13]; [.S$1]); [.$A$26:.$A$509]; 0)-1; [.$AA$1])" office:value-type="string" office:string-value="M18" calcext:value-type="string">
            <text:p>M18</text:p>
          </table:table-cell>
          <table:table-cell table:style-name="ce4" table:formula="of:=OFFSET([.$A$26]; MATCH(COM.MICROSOFT.CONCAT([.$A13]; [.T$1]); [.$A$26:.$A$509]; 0)-1; [.$AA$1])" office:value-type="string" office:string-value="M19" calcext:value-type="string">
            <text:p>M19</text:p>
          </table:table-cell>
          <table:table-cell table:style-name="ce11" table:formula="of:=OFFSET([.$A$26]; MATCH(COM.MICROSOFT.CONCAT([.$A13]; [.U$1]); [.$A$26:.$A$509]; 0)-1; [.$AA$1])" office:value-type="string" office:string-value="M20" calcext:value-type="string">
            <text:p>M20</text:p>
          </table:table-cell>
          <table:table-cell table:style-name="ce11" table:formula="of:=OFFSET([.$A$26]; MATCH(COM.MICROSOFT.CONCAT([.$A13]; [.V$1]); [.$A$26:.$A$509]; 0)-1; [.$AA$1])" office:value-type="string" office:string-value="M21" calcext:value-type="string">
            <text:p>M21</text:p>
          </table:table-cell>
          <table:table-cell table:style-name="ce11" table:formula="of:=OFFSET([.$A$26]; MATCH(COM.MICROSOFT.CONCAT([.$A13]; [.W$1]); [.$A$26:.$A$509]; 0)-1; [.$AA$1])" office:value-type="string" office:string-value="M22" calcext:value-type="string">
            <text:p>M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table:formula="of:=OFFSET([.$A$26]; MATCH(COM.MICROSOFT.CONCAT([.$A14]; [.B$1]); [.$A$26:.$A$509]; 0)-1; [.$AA$1])" office:value-type="string" office:string-value="N1" calcext:value-type="string">
            <text:p>N1</text:p>
          </table:table-cell>
          <table:table-cell table:style-name="ce2" table:formula="of:=OFFSET([.$A$26]; MATCH(COM.MICROSOFT.CONCAT([.$A14]; [.C$1]); [.$A$26:.$A$509]; 0)-1; [.$AA$1])" office:value-type="string" office:string-value="N2" calcext:value-type="string">
            <text:p>N2</text:p>
          </table:table-cell>
          <table:table-cell table:style-name="ce2" table:formula="of:=OFFSET([.$A$26]; MATCH(COM.MICROSOFT.CONCAT([.$A14]; [.D$1]); [.$A$26:.$A$509]; 0)-1; [.$AA$1])" office:value-type="string" office:string-value="N3" calcext:value-type="string">
            <text:p>N3</text:p>
          </table:table-cell>
          <table:table-cell table:style-name="ce2" table:formula="of:=OFFSET([.$A$26]; MATCH(COM.MICROSOFT.CONCAT([.$A14]; [.E$1]); [.$A$26:.$A$509]; 0)-1; [.$AA$1])" office:value-type="string" office:string-value="N4" calcext:value-type="string">
            <text:p>N4</text:p>
          </table:table-cell>
          <table:table-cell table:style-name="ce2" table:formula="of:=OFFSET([.$A$26]; MATCH(COM.MICROSOFT.CONCAT([.$A14]; [.F$1]); [.$A$26:.$A$509]; 0)-1; [.$AA$1])" office:value-type="string" office:string-value="N5" calcext:value-type="string">
            <text:p>N5</text:p>
          </table:table-cell>
          <table:table-cell table:style-name="ce4" table:formula="of:=OFFSET([.$A$26]; MATCH(COM.MICROSOFT.CONCAT([.$A14]; [.G$1]); [.$A$26:.$A$509]; 0)-1; [.$AA$1])" office:value-type="string" office:string-value="N6" calcext:value-type="string">
            <text:p>N6</text:p>
          </table:table-cell>
          <table:table-cell table:style-name="ce3" table:formula="of:=OFFSET([.$A$26]; MATCH(COM.MICROSOFT.CONCAT([.$A14]; [.H$1]); [.$A$26:.$A$509]; 0)-1; [.$AA$1])" office:value-type="string" office:string-value="N7" calcext:value-type="string">
            <text:p>N7</text:p>
          </table:table-cell>
          <table:table-cell table:style-name="ce4" table:formula="of:=OFFSET([.$A$26]; MATCH(COM.MICROSOFT.CONCAT([.$A14]; [.I$1]); [.$A$26:.$A$509]; 0)-1; [.$AA$1])" office:value-type="string" office:string-value="N8" calcext:value-type="string">
            <text:p>N8</text:p>
          </table:table-cell>
          <table:table-cell table:style-name="ce7" table:formula="of:=OFFSET([.$A$26]; MATCH(COM.MICROSOFT.CONCAT([.$A14]; [.J$1]); [.$A$26:.$A$509]; 0)-1; [.$AA$1])" office:value-type="string" office:string-value="N9" calcext:value-type="string">
            <text:p>N9</text:p>
          </table:table-cell>
          <table:table-cell table:style-name="ce7" table:formula="of:=OFFSET([.$A$26]; MATCH(COM.MICROSOFT.CONCAT([.$A14]; [.K$1]); [.$A$26:.$A$509]; 0)-1; [.$AA$1])" office:value-type="string" office:string-value="N10" calcext:value-type="string">
            <text:p>N10</text:p>
          </table:table-cell>
          <table:table-cell table:style-name="ce3" table:formula="of:=OFFSET([.$A$26]; MATCH(COM.MICROSOFT.CONCAT([.$A14]; [.L$1]); [.$A$26:.$A$509]; 0)-1; [.$AA$1])" office:value-type="string" office:string-value="N11" calcext:value-type="string">
            <text:p>N11</text:p>
          </table:table-cell>
          <table:table-cell table:style-name="ce8" table:formula="of:=OFFSET([.$A$26]; MATCH(COM.MICROSOFT.CONCAT([.$A14]; [.M$1]); [.$A$26:.$A$509]; 0)-1; [.$AA$1])" office:value-type="string" office:string-value="N12" calcext:value-type="string">
            <text:p>N12</text:p>
          </table:table-cell>
          <table:table-cell table:style-name="ce12" table:formula="of:=OFFSET([.$A$26]; MATCH(COM.MICROSOFT.CONCAT([.$A14]; [.N$1]); [.$A$26:.$A$509]; 0)-1; [.$AA$1])" office:value-type="string" office:string-value="N13" calcext:value-type="string">
            <text:p>N13</text:p>
          </table:table-cell>
          <table:table-cell table:style-name="ce12" table:formula="of:=OFFSET([.$A$26]; MATCH(COM.MICROSOFT.CONCAT([.$A14]; [.O$1]); [.$A$26:.$A$509]; 0)-1; [.$AA$1])" office:value-type="string" office:string-value="N14" calcext:value-type="string">
            <text:p>N14</text:p>
          </table:table-cell>
          <table:table-cell table:style-name="ce12" table:formula="of:=OFFSET([.$A$26]; MATCH(COM.MICROSOFT.CONCAT([.$A14]; [.P$1]); [.$A$26:.$A$509]; 0)-1; [.$AA$1])" office:value-type="string" office:string-value="N15" calcext:value-type="string">
            <text:p>N15</text:p>
          </table:table-cell>
          <table:table-cell table:style-name="ce4" table:formula="of:=OFFSET([.$A$26]; MATCH(COM.MICROSOFT.CONCAT([.$A14]; [.Q$1]); [.$A$26:.$A$509]; 0)-1; [.$AA$1])" office:value-type="string" office:string-value="N16" calcext:value-type="string">
            <text:p>N16</text:p>
          </table:table-cell>
          <table:table-cell table:style-name="ce12" table:formula="of:=OFFSET([.$A$26]; MATCH(COM.MICROSOFT.CONCAT([.$A14]; [.R$1]); [.$A$26:.$A$509]; 0)-1; [.$AA$1])" office:value-type="string" office:string-value="N17" calcext:value-type="string">
            <text:p>N17</text:p>
          </table:table-cell>
          <table:table-cell table:style-name="ce11" table:formula="of:=OFFSET([.$A$26]; MATCH(COM.MICROSOFT.CONCAT([.$A14]; [.S$1]); [.$A$26:.$A$509]; 0)-1; [.$AA$1])" office:value-type="string" office:string-value="N18" calcext:value-type="string">
            <text:p>N18</text:p>
          </table:table-cell>
          <table:table-cell table:style-name="ce11" table:formula="of:=OFFSET([.$A$26]; MATCH(COM.MICROSOFT.CONCAT([.$A14]; [.T$1]); [.$A$26:.$A$509]; 0)-1; [.$AA$1])" office:value-type="string" office:string-value="N19" calcext:value-type="string">
            <text:p>N19</text:p>
          </table:table-cell>
          <table:table-cell table:style-name="ce11" table:formula="of:=OFFSET([.$A$26]; MATCH(COM.MICROSOFT.CONCAT([.$A14]; [.U$1]); [.$A$26:.$A$509]; 0)-1; [.$AA$1])" office:value-type="string" office:string-value="N20" calcext:value-type="string">
            <text:p>N20</text:p>
          </table:table-cell>
          <table:table-cell table:style-name="ce3" table:formula="of:=OFFSET([.$A$26]; MATCH(COM.MICROSOFT.CONCAT([.$A14]; [.V$1]); [.$A$26:.$A$509]; 0)-1; [.$AA$1])" office:value-type="string" office:string-value="N21" calcext:value-type="string">
            <text:p>N21</text:p>
          </table:table-cell>
          <table:table-cell table:style-name="ce11" table:formula="of:=OFFSET([.$A$26]; MATCH(COM.MICROSOFT.CONCAT([.$A14]; [.W$1]); [.$A$26:.$A$509]; 0)-1; [.$AA$1])" office:value-type="string" office:string-value="N22" calcext:value-type="string">
            <text:p>N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table:formula="of:=OFFSET([.$A$26]; MATCH(COM.MICROSOFT.CONCAT([.$A15]; [.B$1]); [.$A$26:.$A$509]; 0)-1; [.$AA$1])" office:value-type="string" office:string-value="P1" calcext:value-type="string">
            <text:p>P1</text:p>
          </table:table-cell>
          <table:table-cell table:style-name="ce2" table:formula="of:=OFFSET([.$A$26]; MATCH(COM.MICROSOFT.CONCAT([.$A15]; [.C$1]); [.$A$26:.$A$509]; 0)-1; [.$AA$1])" office:value-type="string" office:string-value="P2" calcext:value-type="string">
            <text:p>P2</text:p>
          </table:table-cell>
          <table:table-cell table:style-name="ce4" table:formula="of:=OFFSET([.$A$26]; MATCH(COM.MICROSOFT.CONCAT([.$A15]; [.D$1]); [.$A$26:.$A$509]; 0)-1; [.$AA$1])" office:value-type="string" office:string-value="P3" calcext:value-type="string">
            <text:p>P3</text:p>
          </table:table-cell>
          <table:table-cell table:style-name="ce2" table:formula="of:=OFFSET([.$A$26]; MATCH(COM.MICROSOFT.CONCAT([.$A15]; [.E$1]); [.$A$26:.$A$509]; 0)-1; [.$AA$1])" office:value-type="string" office:string-value="P4" calcext:value-type="string">
            <text:p>P4</text:p>
          </table:table-cell>
          <table:table-cell table:style-name="ce2" table:formula="of:=OFFSET([.$A$26]; MATCH(COM.MICROSOFT.CONCAT([.$A15]; [.F$1]); [.$A$26:.$A$509]; 0)-1; [.$AA$1])" office:value-type="string" office:string-value="P5" calcext:value-type="string">
            <text:p>P5</text:p>
          </table:table-cell>
          <table:table-cell table:style-name="ce2" table:formula="of:=OFFSET([.$A$26]; MATCH(COM.MICROSOFT.CONCAT([.$A15]; [.G$1]); [.$A$26:.$A$509]; 0)-1; [.$AA$1])" office:value-type="string" office:string-value="P6" calcext:value-type="string">
            <text:p>P6</text:p>
          </table:table-cell>
          <table:table-cell table:style-name="ce4" table:formula="of:=OFFSET([.$A$26]; MATCH(COM.MICROSOFT.CONCAT([.$A15]; [.H$1]); [.$A$26:.$A$509]; 0)-1; [.$AA$1])" office:value-type="string" office:string-value="P7" calcext:value-type="string">
            <text:p>P7</text:p>
          </table:table-cell>
          <table:table-cell table:style-name="ce3" table:formula="of:=OFFSET([.$A$26]; MATCH(COM.MICROSOFT.CONCAT([.$A15]; [.I$1]); [.$A$26:.$A$509]; 0)-1; [.$AA$1])" office:value-type="string" office:string-value="P8" calcext:value-type="string">
            <text:p>P8</text:p>
          </table:table-cell>
          <table:table-cell table:style-name="ce4" table:formula="of:=OFFSET([.$A$26]; MATCH(COM.MICROSOFT.CONCAT([.$A15]; [.J$1]); [.$A$26:.$A$509]; 0)-1; [.$AA$1])" office:value-type="string" office:string-value="P9" calcext:value-type="string">
            <text:p>P9</text:p>
          </table:table-cell>
          <table:table-cell table:style-name="ce3" table:formula="of:=OFFSET([.$A$26]; MATCH(COM.MICROSOFT.CONCAT([.$A15]; [.K$1]); [.$A$26:.$A$509]; 0)-1; [.$AA$1])" office:value-type="string" office:string-value="P10" calcext:value-type="string">
            <text:p>P10</text:p>
          </table:table-cell>
          <table:table-cell table:style-name="ce4" table:formula="of:=OFFSET([.$A$26]; MATCH(COM.MICROSOFT.CONCAT([.$A15]; [.L$1]); [.$A$26:.$A$509]; 0)-1; [.$AA$1])" office:value-type="string" office:string-value="P11" calcext:value-type="string">
            <text:p>P11</text:p>
          </table:table-cell>
          <table:table-cell table:style-name="ce3" table:formula="of:=OFFSET([.$A$26]; MATCH(COM.MICROSOFT.CONCAT([.$A15]; [.M$1]); [.$A$26:.$A$509]; 0)-1; [.$AA$1])" office:value-type="string" office:string-value="P12" calcext:value-type="string">
            <text:p>P12</text:p>
          </table:table-cell>
          <table:table-cell table:style-name="ce4" table:formula="of:=OFFSET([.$A$26]; MATCH(COM.MICROSOFT.CONCAT([.$A15]; [.N$1]); [.$A$26:.$A$509]; 0)-1; [.$AA$1])" office:value-type="string" office:string-value="P13" calcext:value-type="string">
            <text:p>P13</text:p>
          </table:table-cell>
          <table:table-cell table:style-name="ce12" table:formula="of:=OFFSET([.$A$26]; MATCH(COM.MICROSOFT.CONCAT([.$A15]; [.O$1]); [.$A$26:.$A$509]; 0)-1; [.$AA$1])" office:value-type="string" office:string-value="P14" calcext:value-type="string">
            <text:p>P14</text:p>
          </table:table-cell>
          <table:table-cell table:style-name="ce12" table:formula="of:=OFFSET([.$A$26]; MATCH(COM.MICROSOFT.CONCAT([.$A15]; [.P$1]); [.$A$26:.$A$509]; 0)-1; [.$AA$1])" office:value-type="string" office:string-value="P15" calcext:value-type="string">
            <text:p>P15</text:p>
          </table:table-cell>
          <table:table-cell table:style-name="ce12" table:formula="of:=OFFSET([.$A$26]; MATCH(COM.MICROSOFT.CONCAT([.$A15]; [.Q$1]); [.$A$26:.$A$509]; 0)-1; [.$AA$1])" office:value-type="string" office:string-value="P16" calcext:value-type="string">
            <text:p>P16</text:p>
          </table:table-cell>
          <table:table-cell table:style-name="ce12" table:formula="of:=OFFSET([.$A$26]; MATCH(COM.MICROSOFT.CONCAT([.$A15]; [.R$1]); [.$A$26:.$A$509]; 0)-1; [.$AA$1])" office:value-type="string" office:string-value="P17" calcext:value-type="string">
            <text:p>P17</text:p>
          </table:table-cell>
          <table:table-cell table:style-name="ce3" table:formula="of:=OFFSET([.$A$26]; MATCH(COM.MICROSOFT.CONCAT([.$A15]; [.S$1]); [.$A$26:.$A$509]; 0)-1; [.$AA$1])" office:value-type="string" office:string-value="P18" calcext:value-type="string">
            <text:p>P18</text:p>
          </table:table-cell>
          <table:table-cell table:style-name="ce12" table:formula="of:=OFFSET([.$A$26]; MATCH(COM.MICROSOFT.CONCAT([.$A15]; [.T$1]); [.$A$26:.$A$509]; 0)-1; [.$AA$1])" office:value-type="string" office:string-value="P19" calcext:value-type="string">
            <text:p>P19</text:p>
          </table:table-cell>
          <table:table-cell table:style-name="ce12" table:formula="of:=OFFSET([.$A$26]; MATCH(COM.MICROSOFT.CONCAT([.$A15]; [.U$1]); [.$A$26:.$A$509]; 0)-1; [.$AA$1])" office:value-type="string" office:string-value="P20" calcext:value-type="string">
            <text:p>P20</text:p>
          </table:table-cell>
          <table:table-cell table:style-name="ce8" table:formula="of:=OFFSET([.$A$26]; MATCH(COM.MICROSOFT.CONCAT([.$A15]; [.V$1]); [.$A$26:.$A$509]; 0)-1; [.$AA$1])" office:value-type="string" office:string-value="P21" calcext:value-type="string">
            <text:p>P21</text:p>
          </table:table-cell>
          <table:table-cell table:style-name="ce8" table:formula="of:=OFFSET([.$A$26]; MATCH(COM.MICROSOFT.CONCAT([.$A15]; [.W$1]); [.$A$26:.$A$509]; 0)-1; [.$AA$1])" office:value-type="string" office:string-value="P22" calcext:value-type="string">
            <text:p>P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formula="of:=OFFSET([.$A$26]; MATCH(COM.MICROSOFT.CONCAT([.$A16]; [.B$1]); [.$A$26:.$A$509]; 0)-1; [.$AA$1])" office:value-type="string" office:string-value="R1" calcext:value-type="string">
            <text:p>R1</text:p>
          </table:table-cell>
          <table:table-cell table:style-name="ce5" table:formula="of:=OFFSET([.$A$26]; MATCH(COM.MICROSOFT.CONCAT([.$A16]; [.C$1]); [.$A$26:.$A$509]; 0)-1; [.$AA$1])" office:value-type="string" office:string-value="R2" calcext:value-type="string">
            <text:p>R2</text:p>
          </table:table-cell>
          <table:table-cell table:style-name="ce5" table:formula="of:=OFFSET([.$A$26]; MATCH(COM.MICROSOFT.CONCAT([.$A16]; [.D$1]); [.$A$26:.$A$509]; 0)-1; [.$AA$1])" office:value-type="string" office:string-value="R3" calcext:value-type="string">
            <text:p>R3</text:p>
          </table:table-cell>
          <table:table-cell table:style-name="ce5" table:formula="of:=OFFSET([.$A$26]; MATCH(COM.MICROSOFT.CONCAT([.$A16]; [.E$1]); [.$A$26:.$A$509]; 0)-1; [.$AA$1])" office:value-type="string" office:string-value="R4" calcext:value-type="string">
            <text:p>R4</text:p>
          </table:table-cell>
          <table:table-cell table:style-name="ce3" table:formula="of:=OFFSET([.$A$26]; MATCH(COM.MICROSOFT.CONCAT([.$A16]; [.F$1]); [.$A$26:.$A$509]; 0)-1; [.$AA$1])" office:value-type="string" office:string-value="R5" calcext:value-type="string">
            <text:p>R5</text:p>
          </table:table-cell>
          <table:table-cell table:style-name="ce5" table:formula="of:=OFFSET([.$A$26]; MATCH(COM.MICROSOFT.CONCAT([.$A16]; [.G$1]); [.$A$26:.$A$509]; 0)-1; [.$AA$1])" office:value-type="string" office:string-value="R6" calcext:value-type="string">
            <text:p>R6</text:p>
          </table:table-cell>
          <table:table-cell table:style-name="ce3" table:formula="of:=OFFSET([.$A$26]; MATCH(COM.MICROSOFT.CONCAT([.$A16]; [.H$1]); [.$A$26:.$A$509]; 0)-1; [.$AA$1])" office:value-type="string" office:string-value="R7" calcext:value-type="string">
            <text:p>R7</text:p>
          </table:table-cell>
          <table:table-cell table:style-name="ce4" table:formula="of:=OFFSET([.$A$26]; MATCH(COM.MICROSOFT.CONCAT([.$A16]; [.I$1]); [.$A$26:.$A$509]; 0)-1; [.$AA$1])" office:value-type="string" office:string-value="R8" calcext:value-type="string">
            <text:p>R8</text:p>
          </table:table-cell>
          <table:table-cell table:style-name="ce3" table:formula="of:=OFFSET([.$A$26]; MATCH(COM.MICROSOFT.CONCAT([.$A16]; [.J$1]); [.$A$26:.$A$509]; 0)-1; [.$AA$1])" office:value-type="string" office:string-value="R9" calcext:value-type="string">
            <text:p>R9</text:p>
          </table:table-cell>
          <table:table-cell table:style-name="ce4" table:formula="of:=OFFSET([.$A$26]; MATCH(COM.MICROSOFT.CONCAT([.$A16]; [.K$1]); [.$A$26:.$A$509]; 0)-1; [.$AA$1])" office:value-type="string" office:string-value="R10" calcext:value-type="string">
            <text:p>R10</text:p>
          </table:table-cell>
          <table:table-cell table:style-name="ce3" table:formula="of:=OFFSET([.$A$26]; MATCH(COM.MICROSOFT.CONCAT([.$A16]; [.L$1]); [.$A$26:.$A$509]; 0)-1; [.$AA$1])" office:value-type="string" office:string-value="R11" calcext:value-type="string">
            <text:p>R11</text:p>
          </table:table-cell>
          <table:table-cell table:style-name="ce4" table:formula="of:=OFFSET([.$A$26]; MATCH(COM.MICROSOFT.CONCAT([.$A16]; [.M$1]); [.$A$26:.$A$509]; 0)-1; [.$AA$1])" office:value-type="string" office:string-value="R12" calcext:value-type="string">
            <text:p>R12</text:p>
          </table:table-cell>
          <table:table-cell table:style-name="ce8" table:formula="of:=OFFSET([.$A$26]; MATCH(COM.MICROSOFT.CONCAT([.$A16]; [.N$1]); [.$A$26:.$A$509]; 0)-1; [.$AA$1])" office:value-type="string" office:string-value="R13" calcext:value-type="string">
            <text:p>R13</text:p>
          </table:table-cell>
          <table:table-cell table:style-name="ce12" table:formula="of:=OFFSET([.$A$26]; MATCH(COM.MICROSOFT.CONCAT([.$A16]; [.O$1]); [.$A$26:.$A$509]; 0)-1; [.$AA$1])" office:value-type="string" office:string-value="R14" calcext:value-type="string">
            <text:p>R14</text:p>
          </table:table-cell>
          <table:table-cell table:style-name="ce3" table:formula="of:=OFFSET([.$A$26]; MATCH(COM.MICROSOFT.CONCAT([.$A16]; [.P$1]); [.$A$26:.$A$509]; 0)-1; [.$AA$1])" office:value-type="string" office:string-value="R15" calcext:value-type="string">
            <text:p>R15</text:p>
          </table:table-cell>
          <table:table-cell table:style-name="ce12" table:formula="of:=OFFSET([.$A$26]; MATCH(COM.MICROSOFT.CONCAT([.$A16]; [.Q$1]); [.$A$26:.$A$509]; 0)-1; [.$AA$1])" office:value-type="string" office:string-value="R16" calcext:value-type="string">
            <text:p>R16</text:p>
          </table:table-cell>
          <table:table-cell table:style-name="ce12" table:formula="of:=OFFSET([.$A$26]; MATCH(COM.MICROSOFT.CONCAT([.$A16]; [.R$1]); [.$A$26:.$A$509]; 0)-1; [.$AA$1])" office:value-type="string" office:string-value="R17" calcext:value-type="string">
            <text:p>R17</text:p>
          </table:table-cell>
          <table:table-cell table:style-name="ce12" table:formula="of:=OFFSET([.$A$26]; MATCH(COM.MICROSOFT.CONCAT([.$A16]; [.S$1]); [.$A$26:.$A$509]; 0)-1; [.$AA$1])" office:value-type="string" office:string-value="R18" calcext:value-type="string">
            <text:p>R18</text:p>
          </table:table-cell>
          <table:table-cell table:style-name="ce12" table:formula="of:=OFFSET([.$A$26]; MATCH(COM.MICROSOFT.CONCAT([.$A16]; [.T$1]); [.$A$26:.$A$509]; 0)-1; [.$AA$1])" office:value-type="string" office:string-value="R19" calcext:value-type="string">
            <text:p>R19</text:p>
          </table:table-cell>
          <table:table-cell table:style-name="ce4" table:formula="of:=OFFSET([.$A$26]; MATCH(COM.MICROSOFT.CONCAT([.$A16]; [.U$1]); [.$A$26:.$A$509]; 0)-1; [.$AA$1])" office:value-type="string" office:string-value="R20" calcext:value-type="string">
            <text:p>R20</text:p>
          </table:table-cell>
          <table:table-cell table:style-name="ce8" table:formula="of:=OFFSET([.$A$26]; MATCH(COM.MICROSOFT.CONCAT([.$A16]; [.V$1]); [.$A$26:.$A$509]; 0)-1; [.$AA$1])" office:value-type="string" office:string-value="R21" calcext:value-type="string">
            <text:p>R21</text:p>
          </table:table-cell>
          <table:table-cell table:style-name="ce8" table:formula="of:=OFFSET([.$A$26]; MATCH(COM.MICROSOFT.CONCAT([.$A16]; [.W$1]); [.$A$26:.$A$509]; 0)-1; [.$AA$1])" office:value-type="string" office:string-value="R22" calcext:value-type="string">
            <text:p>R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table:formula="of:=OFFSET([.$A$26]; MATCH(COM.MICROSOFT.CONCAT([.$A17]; [.B$1]); [.$A$26:.$A$509]; 0)-1; [.$AA$1])" office:value-type="string" office:string-value="T1" calcext:value-type="string">
            <text:p>T1</text:p>
          </table:table-cell>
          <table:table-cell table:style-name="ce3" table:formula="of:=OFFSET([.$A$26]; MATCH(COM.MICROSOFT.CONCAT([.$A17]; [.C$1]); [.$A$26:.$A$509]; 0)-1; [.$AA$1])" office:value-type="string" office:string-value="T2" calcext:value-type="string">
            <text:p>T2</text:p>
          </table:table-cell>
          <table:table-cell table:style-name="ce5" table:formula="of:=OFFSET([.$A$26]; MATCH(COM.MICROSOFT.CONCAT([.$A17]; [.D$1]); [.$A$26:.$A$509]; 0)-1; [.$AA$1])" office:value-type="string" office:string-value="T3" calcext:value-type="string">
            <text:p>T3</text:p>
          </table:table-cell>
          <table:table-cell table:style-name="ce5" table:formula="of:=OFFSET([.$A$26]; MATCH(COM.MICROSOFT.CONCAT([.$A17]; [.E$1]); [.$A$26:.$A$509]; 0)-1; [.$AA$1])" office:value-type="string" office:string-value="T4" calcext:value-type="string">
            <text:p>T4</text:p>
          </table:table-cell>
          <table:table-cell table:style-name="ce5" table:formula="of:=OFFSET([.$A$26]; MATCH(COM.MICROSOFT.CONCAT([.$A17]; [.F$1]); [.$A$26:.$A$509]; 0)-1; [.$AA$1])" office:value-type="string" office:string-value="T5" calcext:value-type="string">
            <text:p>T5</text:p>
          </table:table-cell>
          <table:table-cell table:style-name="ce5" table:formula="of:=OFFSET([.$A$26]; MATCH(COM.MICROSOFT.CONCAT([.$A17]; [.G$1]); [.$A$26:.$A$509]; 0)-1; [.$AA$1])" office:value-type="string" office:string-value="T6" calcext:value-type="string">
            <text:p>T6</text:p>
          </table:table-cell>
          <table:table-cell table:style-name="ce4" table:formula="of:=OFFSET([.$A$26]; MATCH(COM.MICROSOFT.CONCAT([.$A17]; [.H$1]); [.$A$26:.$A$509]; 0)-1; [.$AA$1])" office:value-type="string" office:string-value="T7" calcext:value-type="string">
            <text:p>T7</text:p>
          </table:table-cell>
          <table:table-cell table:style-name="ce3" table:formula="of:=OFFSET([.$A$26]; MATCH(COM.MICROSOFT.CONCAT([.$A17]; [.I$1]); [.$A$26:.$A$509]; 0)-1; [.$AA$1])" office:value-type="string" office:string-value="T8" calcext:value-type="string">
            <text:p>T8</text:p>
          </table:table-cell>
          <table:table-cell table:style-name="ce4" table:formula="of:=OFFSET([.$A$26]; MATCH(COM.MICROSOFT.CONCAT([.$A17]; [.J$1]); [.$A$26:.$A$509]; 0)-1; [.$AA$1])" office:value-type="string" office:string-value="T9" calcext:value-type="string">
            <text:p>T9</text:p>
          </table:table-cell>
          <table:table-cell table:style-name="ce3" table:formula="of:=OFFSET([.$A$26]; MATCH(COM.MICROSOFT.CONCAT([.$A17]; [.K$1]); [.$A$26:.$A$509]; 0)-1; [.$AA$1])" office:value-type="string" office:string-value="T10" calcext:value-type="string">
            <text:p>T10</text:p>
          </table:table-cell>
          <table:table-cell table:style-name="ce4" table:formula="of:=OFFSET([.$A$26]; MATCH(COM.MICROSOFT.CONCAT([.$A17]; [.L$1]); [.$A$26:.$A$509]; 0)-1; [.$AA$1])" office:value-type="string" office:string-value="T11" calcext:value-type="string">
            <text:p>T11</text:p>
          </table:table-cell>
          <table:table-cell table:style-name="ce3" table:formula="of:=OFFSET([.$A$26]; MATCH(COM.MICROSOFT.CONCAT([.$A17]; [.M$1]); [.$A$26:.$A$509]; 0)-1; [.$AA$1])" office:value-type="string" office:string-value="T12" calcext:value-type="string">
            <text:p>T12</text:p>
          </table:table-cell>
          <table:table-cell table:style-name="ce8" table:formula="of:=OFFSET([.$A$26]; MATCH(COM.MICROSOFT.CONCAT([.$A17]; [.N$1]); [.$A$26:.$A$509]; 0)-1; [.$AA$1])" office:value-type="string" office:string-value="T13" calcext:value-type="string">
            <text:p>T13</text:p>
          </table:table-cell>
          <table:table-cell table:style-name="ce9" table:formula="of:=OFFSET([.$A$26]; MATCH(COM.MICROSOFT.CONCAT([.$A17]; [.O$1]); [.$A$26:.$A$509]; 0)-1; [.$AA$1])" office:value-type="string" office:string-value="T14" calcext:value-type="string">
            <text:p>T14</text:p>
          </table:table-cell>
          <table:table-cell table:style-name="ce9" table:formula="of:=OFFSET([.$A$26]; MATCH(COM.MICROSOFT.CONCAT([.$A17]; [.P$1]); [.$A$26:.$A$509]; 0)-1; [.$AA$1])" office:value-type="string" office:string-value="T15" calcext:value-type="string">
            <text:p>T15</text:p>
          </table:table-cell>
          <table:table-cell table:style-name="ce9" table:formula="of:=OFFSET([.$A$26]; MATCH(COM.MICROSOFT.CONCAT([.$A17]; [.Q$1]); [.$A$26:.$A$509]; 0)-1; [.$AA$1])" office:value-type="string" office:string-value="T16" calcext:value-type="string">
            <text:p>T16</text:p>
          </table:table-cell>
          <table:table-cell table:style-name="ce4" table:formula="of:=OFFSET([.$A$26]; MATCH(COM.MICROSOFT.CONCAT([.$A17]; [.R$1]); [.$A$26:.$A$509]; 0)-1; [.$AA$1])" office:value-type="string" office:string-value="T17" calcext:value-type="string">
            <text:p>T17</text:p>
          </table:table-cell>
          <table:table-cell table:style-name="ce12" table:formula="of:=OFFSET([.$A$26]; MATCH(COM.MICROSOFT.CONCAT([.$A17]; [.S$1]); [.$A$26:.$A$509]; 0)-1; [.$AA$1])" office:value-type="string" office:string-value="T18" calcext:value-type="string">
            <text:p>T18</text:p>
          </table:table-cell>
          <table:table-cell table:style-name="ce12" table:formula="of:=OFFSET([.$A$26]; MATCH(COM.MICROSOFT.CONCAT([.$A17]; [.T$1]); [.$A$26:.$A$509]; 0)-1; [.$AA$1])" office:value-type="string" office:string-value="T19" calcext:value-type="string">
            <text:p>T19</text:p>
          </table:table-cell>
          <table:table-cell table:style-name="ce12" table:formula="of:=OFFSET([.$A$26]; MATCH(COM.MICROSOFT.CONCAT([.$A17]; [.U$1]); [.$A$26:.$A$509]; 0)-1; [.$AA$1])" office:value-type="string" office:string-value="T20" calcext:value-type="string">
            <text:p>T20</text:p>
          </table:table-cell>
          <table:table-cell table:style-name="ce12" table:formula="of:=OFFSET([.$A$26]; MATCH(COM.MICROSOFT.CONCAT([.$A17]; [.V$1]); [.$A$26:.$A$509]; 0)-1; [.$AA$1])" office:value-type="string" office:string-value="T21" calcext:value-type="string">
            <text:p>T21</text:p>
          </table:table-cell>
          <table:table-cell table:style-name="ce3" table:formula="of:=OFFSET([.$A$26]; MATCH(COM.MICROSOFT.CONCAT([.$A17]; [.W$1]); [.$A$26:.$A$509]; 0)-1; [.$AA$1])" office:value-type="string" office:string-value="T22" calcext:value-type="string">
            <text:p>T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table:formula="of:=OFFSET([.$A$26]; MATCH(COM.MICROSOFT.CONCAT([.$A18]; [.B$1]); [.$A$26:.$A$509]; 0)-1; [.$AA$1])" office:value-type="string" office:string-value="U1" calcext:value-type="string">
            <text:p>U1</text:p>
          </table:table-cell>
          <table:table-cell table:style-name="ce5" table:formula="of:=OFFSET([.$A$26]; MATCH(COM.MICROSOFT.CONCAT([.$A18]; [.C$1]); [.$A$26:.$A$509]; 0)-1; [.$AA$1])" office:value-type="string" office:string-value="U2" calcext:value-type="string">
            <text:p>U2</text:p>
          </table:table-cell>
          <table:table-cell table:style-name="ce5" table:formula="of:=OFFSET([.$A$26]; MATCH(COM.MICROSOFT.CONCAT([.$A18]; [.D$1]); [.$A$26:.$A$509]; 0)-1; [.$AA$1])" office:value-type="string" office:string-value="U3" calcext:value-type="string">
            <text:p>U3</text:p>
          </table:table-cell>
          <table:table-cell table:style-name="ce4" table:formula="of:=OFFSET([.$A$26]; MATCH(COM.MICROSOFT.CONCAT([.$A18]; [.E$1]); [.$A$26:.$A$509]; 0)-1; [.$AA$1])" office:value-type="string" office:string-value="U4" calcext:value-type="string">
            <text:p>U4</text:p>
          </table:table-cell>
          <table:table-cell table:style-name="ce5" table:formula="of:=OFFSET([.$A$26]; MATCH(COM.MICROSOFT.CONCAT([.$A18]; [.F$1]); [.$A$26:.$A$509]; 0)-1; [.$AA$1])" office:value-type="string" office:string-value="U5" calcext:value-type="string">
            <text:p>U5</text:p>
          </table:table-cell>
          <table:table-cell table:style-name="ce5" table:formula="of:=OFFSET([.$A$26]; MATCH(COM.MICROSOFT.CONCAT([.$A18]; [.G$1]); [.$A$26:.$A$509]; 0)-1; [.$AA$1])" office:value-type="string" office:string-value="U6" calcext:value-type="string">
            <text:p>U6</text:p>
          </table:table-cell>
          <table:table-cell table:style-name="ce5" table:formula="of:=OFFSET([.$A$26]; MATCH(COM.MICROSOFT.CONCAT([.$A18]; [.H$1]); [.$A$26:.$A$509]; 0)-1; [.$AA$1])" office:value-type="string" office:string-value="U7" calcext:value-type="string">
            <text:p>U7</text:p>
          </table:table-cell>
          <table:table-cell table:style-name="ce7" table:formula="of:=OFFSET([.$A$26]; MATCH(COM.MICROSOFT.CONCAT([.$A18]; [.I$1]); [.$A$26:.$A$509]; 0)-1; [.$AA$1])" office:value-type="string" office:string-value="U8" calcext:value-type="string">
            <text:p>U8</text:p>
          </table:table-cell>
          <table:table-cell table:style-name="ce8" table:formula="of:=OFFSET([.$A$26]; MATCH(COM.MICROSOFT.CONCAT([.$A18]; [.J$1]); [.$A$26:.$A$509]; 0)-1; [.$AA$1])" office:value-type="string" office:string-value="U9" calcext:value-type="string">
            <text:p>U9</text:p>
          </table:table-cell>
          <table:table-cell table:style-name="ce8" table:formula="of:=OFFSET([.$A$26]; MATCH(COM.MICROSOFT.CONCAT([.$A18]; [.K$1]); [.$A$26:.$A$509]; 0)-1; [.$AA$1])" office:value-type="string" office:string-value="U10" calcext:value-type="string">
            <text:p>U10</text:p>
          </table:table-cell>
          <table:table-cell table:style-name="ce8" table:formula="of:=OFFSET([.$A$26]; MATCH(COM.MICROSOFT.CONCAT([.$A18]; [.L$1]); [.$A$26:.$A$509]; 0)-1; [.$AA$1])" office:value-type="string" office:string-value="U11" calcext:value-type="string">
            <text:p>U11</text:p>
          </table:table-cell>
          <table:table-cell table:style-name="ce8" table:formula="of:=OFFSET([.$A$26]; MATCH(COM.MICROSOFT.CONCAT([.$A18]; [.M$1]); [.$A$26:.$A$509]; 0)-1; [.$AA$1])" office:value-type="string" office:string-value="U12" calcext:value-type="string">
            <text:p>U12</text:p>
          </table:table-cell>
          <table:table-cell table:style-name="ce8" table:formula="of:=OFFSET([.$A$26]; MATCH(COM.MICROSOFT.CONCAT([.$A18]; [.N$1]); [.$A$26:.$A$509]; 0)-1; [.$AA$1])" office:value-type="string" office:string-value="U13" calcext:value-type="string">
            <text:p>U13</text:p>
          </table:table-cell>
          <table:table-cell table:style-name="ce4" table:formula="of:=OFFSET([.$A$26]; MATCH(COM.MICROSOFT.CONCAT([.$A18]; [.O$1]); [.$A$26:.$A$509]; 0)-1; [.$AA$1])" office:value-type="string" office:string-value="U14" calcext:value-type="string">
            <text:p>U14</text:p>
          </table:table-cell>
          <table:table-cell table:style-name="ce9" table:formula="of:=OFFSET([.$A$26]; MATCH(COM.MICROSOFT.CONCAT([.$A18]; [.P$1]); [.$A$26:.$A$509]; 0)-1; [.$AA$1])" office:value-type="string" office:string-value="U15" calcext:value-type="string">
            <text:p>U15</text:p>
          </table:table-cell>
          <table:table-cell table:style-name="ce9" table:formula="of:=OFFSET([.$A$26]; MATCH(COM.MICROSOFT.CONCAT([.$A18]; [.Q$1]); [.$A$26:.$A$509]; 0)-1; [.$AA$1])" office:value-type="string" office:string-value="U16" calcext:value-type="string">
            <text:p>U16</text:p>
          </table:table-cell>
          <table:table-cell table:style-name="ce12" table:formula="of:=OFFSET([.$A$26]; MATCH(COM.MICROSOFT.CONCAT([.$A18]; [.R$1]); [.$A$26:.$A$509]; 0)-1; [.$AA$1])" office:value-type="string" office:string-value="U17" calcext:value-type="string">
            <text:p>U17</text:p>
          </table:table-cell>
          <table:table-cell table:style-name="ce12" table:formula="of:=OFFSET([.$A$26]; MATCH(COM.MICROSOFT.CONCAT([.$A18]; [.S$1]); [.$A$26:.$A$509]; 0)-1; [.$AA$1])" office:value-type="string" office:string-value="U18" calcext:value-type="string">
            <text:p>U18</text:p>
          </table:table-cell>
          <table:table-cell table:style-name="ce3" table:formula="of:=OFFSET([.$A$26]; MATCH(COM.MICROSOFT.CONCAT([.$A18]; [.T$1]); [.$A$26:.$A$509]; 0)-1; [.$AA$1])" office:value-type="string" office:string-value="U19" calcext:value-type="string">
            <text:p>U19</text:p>
          </table:table-cell>
          <table:table-cell table:style-name="ce12" table:formula="of:=OFFSET([.$A$26]; MATCH(COM.MICROSOFT.CONCAT([.$A18]; [.U$1]); [.$A$26:.$A$509]; 0)-1; [.$AA$1])" office:value-type="string" office:string-value="U20" calcext:value-type="string">
            <text:p>U20</text:p>
          </table:table-cell>
          <table:table-cell table:style-name="ce12" table:formula="of:=OFFSET([.$A$26]; MATCH(COM.MICROSOFT.CONCAT([.$A18]; [.V$1]); [.$A$26:.$A$509]; 0)-1; [.$AA$1])" office:value-type="string" office:string-value="U21" calcext:value-type="string">
            <text:p>U21</text:p>
          </table:table-cell>
          <table:table-cell table:style-name="ce12" table:formula="of:=OFFSET([.$A$26]; MATCH(COM.MICROSOFT.CONCAT([.$A18]; [.W$1]); [.$A$26:.$A$509]; 0)-1; [.$AA$1])" office:value-type="string" office:string-value="U22" calcext:value-type="string">
            <text:p>U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 table:formula="of:=OFFSET([.$A$26]; MATCH(COM.MICROSOFT.CONCAT([.$A19]; [.B$1]); [.$A$26:.$A$509]; 0)-1; [.$AA$1])" office:value-type="string" office:string-value="V1" calcext:value-type="string">
            <text:p>V1</text:p>
          </table:table-cell>
          <table:table-cell table:style-name="ce5" table:formula="of:=OFFSET([.$A$26]; MATCH(COM.MICROSOFT.CONCAT([.$A19]; [.C$1]); [.$A$26:.$A$509]; 0)-1; [.$AA$1])" office:value-type="string" office:string-value="V2" calcext:value-type="string">
            <text:p>V2</text:p>
          </table:table-cell>
          <table:table-cell table:style-name="ce5" table:formula="of:=OFFSET([.$A$26]; MATCH(COM.MICROSOFT.CONCAT([.$A19]; [.D$1]); [.$A$26:.$A$509]; 0)-1; [.$AA$1])" office:value-type="string" office:string-value="V3" calcext:value-type="string">
            <text:p>V3</text:p>
          </table:table-cell>
          <table:table-cell table:style-name="ce5" table:formula="of:=OFFSET([.$A$26]; MATCH(COM.MICROSOFT.CONCAT([.$A19]; [.E$1]); [.$A$26:.$A$509]; 0)-1; [.$AA$1])" office:value-type="string" office:string-value="V4" calcext:value-type="string">
            <text:p>V4</text:p>
          </table:table-cell>
          <table:table-cell table:style-name="ce5" table:formula="of:=OFFSET([.$A$26]; MATCH(COM.MICROSOFT.CONCAT([.$A19]; [.F$1]); [.$A$26:.$A$509]; 0)-1; [.$AA$1])" office:value-type="string" office:string-value="V5" calcext:value-type="string">
            <text:p>V5</text:p>
          </table:table-cell>
          <table:table-cell table:style-name="ce3" table:formula="of:=OFFSET([.$A$26]; MATCH(COM.MICROSOFT.CONCAT([.$A19]; [.G$1]); [.$A$26:.$A$509]; 0)-1; [.$AA$1])" office:value-type="string" office:string-value="V6" calcext:value-type="string">
            <text:p>V6</text:p>
          </table:table-cell>
          <table:table-cell table:style-name="ce5" table:formula="of:=OFFSET([.$A$26]; MATCH(COM.MICROSOFT.CONCAT([.$A19]; [.H$1]); [.$A$26:.$A$509]; 0)-1; [.$AA$1])" office:value-type="string" office:string-value="V7" calcext:value-type="string">
            <text:p>V7</text:p>
          </table:table-cell>
          <table:table-cell table:style-name="ce5" table:formula="of:=OFFSET([.$A$26]; MATCH(COM.MICROSOFT.CONCAT([.$A19]; [.I$1]); [.$A$26:.$A$509]; 0)-1; [.$AA$1])" office:value-type="string" office:string-value="V8" calcext:value-type="string">
            <text:p>V8</text:p>
          </table:table-cell>
          <table:table-cell table:style-name="ce5" table:formula="of:=OFFSET([.$A$26]; MATCH(COM.MICROSOFT.CONCAT([.$A19]; [.J$1]); [.$A$26:.$A$509]; 0)-1; [.$AA$1])" office:value-type="string" office:string-value="V9" calcext:value-type="string">
            <text:p>V9</text:p>
          </table:table-cell>
          <table:table-cell table:style-name="ce9" table:formula="of:=OFFSET([.$A$26]; MATCH(COM.MICROSOFT.CONCAT([.$A19]; [.K$1]); [.$A$26:.$A$509]; 0)-1; [.$AA$1])" office:value-type="string" office:string-value="V10" calcext:value-type="string">
            <text:p>V10</text:p>
          </table:table-cell>
          <table:table-cell table:style-name="ce4" table:formula="of:=OFFSET([.$A$26]; MATCH(COM.MICROSOFT.CONCAT([.$A19]; [.L$1]); [.$A$26:.$A$509]; 0)-1; [.$AA$1])" office:value-type="string" office:string-value="V11" calcext:value-type="string">
            <text:p>V11</text:p>
          </table:table-cell>
          <table:table-cell table:style-name="ce9" table:formula="of:=OFFSET([.$A$26]; MATCH(COM.MICROSOFT.CONCAT([.$A19]; [.M$1]); [.$A$26:.$A$509]; 0)-1; [.$AA$1])" office:value-type="string" office:string-value="V12" calcext:value-type="string">
            <text:p>V12</text:p>
          </table:table-cell>
          <table:table-cell table:style-name="ce9" table:formula="of:=OFFSET([.$A$26]; MATCH(COM.MICROSOFT.CONCAT([.$A19]; [.N$1]); [.$A$26:.$A$509]; 0)-1; [.$AA$1])" office:value-type="string" office:string-value="V13" calcext:value-type="string">
            <text:p>V13</text:p>
          </table:table-cell>
          <table:table-cell table:style-name="ce9" table:formula="of:=OFFSET([.$A$26]; MATCH(COM.MICROSOFT.CONCAT([.$A19]; [.O$1]); [.$A$26:.$A$509]; 0)-1; [.$AA$1])" office:value-type="string" office:string-value="V14" calcext:value-type="string">
            <text:p>V14</text:p>
          </table:table-cell>
          <table:table-cell table:style-name="ce9" table:formula="of:=OFFSET([.$A$26]; MATCH(COM.MICROSOFT.CONCAT([.$A19]; [.P$1]); [.$A$26:.$A$509]; 0)-1; [.$AA$1])" office:value-type="string" office:string-value="V15" calcext:value-type="string">
            <text:p>V15</text:p>
          </table:table-cell>
          <table:table-cell table:style-name="ce3" table:formula="of:=OFFSET([.$A$26]; MATCH(COM.MICROSOFT.CONCAT([.$A19]; [.Q$1]); [.$A$26:.$A$509]; 0)-1; [.$AA$1])" office:value-type="string" office:string-value="V16" calcext:value-type="string">
            <text:p>V16</text:p>
          </table:table-cell>
          <table:table-cell table:style-name="ce12" table:formula="of:=OFFSET([.$A$26]; MATCH(COM.MICROSOFT.CONCAT([.$A19]; [.R$1]); [.$A$26:.$A$509]; 0)-1; [.$AA$1])" office:value-type="string" office:string-value="V17" calcext:value-type="string">
            <text:p>V17</text:p>
          </table:table-cell>
          <table:table-cell table:style-name="ce12" table:formula="of:=OFFSET([.$A$26]; MATCH(COM.MICROSOFT.CONCAT([.$A19]; [.S$1]); [.$A$26:.$A$509]; 0)-1; [.$AA$1])" office:value-type="string" office:string-value="V18" calcext:value-type="string">
            <text:p>V18</text:p>
          </table:table-cell>
          <table:table-cell table:style-name="ce12" table:formula="of:=OFFSET([.$A$26]; MATCH(COM.MICROSOFT.CONCAT([.$A19]; [.T$1]); [.$A$26:.$A$509]; 0)-1; [.$AA$1])" office:value-type="string" office:string-value="V19" calcext:value-type="string">
            <text:p>V19</text:p>
          </table:table-cell>
          <table:table-cell table:style-name="ce12" table:formula="of:=OFFSET([.$A$26]; MATCH(COM.MICROSOFT.CONCAT([.$A19]; [.U$1]); [.$A$26:.$A$509]; 0)-1; [.$AA$1])" office:value-type="string" office:string-value="V20" calcext:value-type="string">
            <text:p>V20</text:p>
          </table:table-cell>
          <table:table-cell table:style-name="ce4" table:formula="of:=OFFSET([.$A$26]; MATCH(COM.MICROSOFT.CONCAT([.$A19]; [.V$1]); [.$A$26:.$A$509]; 0)-1; [.$AA$1])" office:value-type="string" office:string-value="V21" calcext:value-type="string">
            <text:p>V21</text:p>
          </table:table-cell>
          <table:table-cell table:style-name="ce12" table:formula="of:=OFFSET([.$A$26]; MATCH(COM.MICROSOFT.CONCAT([.$A19]; [.W$1]); [.$A$26:.$A$509]; 0)-1; [.$AA$1])" office:value-type="string" office:string-value="V22" calcext:value-type="string">
            <text:p>V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table:formula="of:=OFFSET([.$A$26]; MATCH(COM.MICROSOFT.CONCAT([.$A20]; [.B$1]); [.$A$26:.$A$509]; 0)-1; [.$AA$1])" office:value-type="string" office:string-value="W1" calcext:value-type="string">
            <text:p>W1</text:p>
          </table:table-cell>
          <table:table-cell table:style-name="ce5" table:formula="of:=OFFSET([.$A$26]; MATCH(COM.MICROSOFT.CONCAT([.$A20]; [.C$1]); [.$A$26:.$A$509]; 0)-1; [.$AA$1])" office:value-type="string" office:string-value="W2" calcext:value-type="string">
            <text:p>W2</text:p>
          </table:table-cell>
          <table:table-cell table:style-name="ce3" table:formula="of:=OFFSET([.$A$26]; MATCH(COM.MICROSOFT.CONCAT([.$A20]; [.D$1]); [.$A$26:.$A$509]; 0)-1; [.$AA$1])" office:value-type="string" office:string-value="W3" calcext:value-type="string">
            <text:p>W3</text:p>
          </table:table-cell>
          <table:table-cell table:style-name="ce5" table:formula="of:=OFFSET([.$A$26]; MATCH(COM.MICROSOFT.CONCAT([.$A20]; [.E$1]); [.$A$26:.$A$509]; 0)-1; [.$AA$1])" office:value-type="string" office:string-value="W4" calcext:value-type="string">
            <text:p>W4</text:p>
          </table:table-cell>
          <table:table-cell table:style-name="ce5" table:formula="of:=OFFSET([.$A$26]; MATCH(COM.MICROSOFT.CONCAT([.$A20]; [.F$1]); [.$A$26:.$A$509]; 0)-1; [.$AA$1])" office:value-type="string" office:string-value="W5" calcext:value-type="string">
            <text:p>W5</text:p>
          </table:table-cell>
          <table:table-cell table:style-name="ce5" table:formula="of:=OFFSET([.$A$26]; MATCH(COM.MICROSOFT.CONCAT([.$A20]; [.G$1]); [.$A$26:.$A$509]; 0)-1; [.$AA$1])" office:value-type="string" office:string-value="W6" calcext:value-type="string">
            <text:p>W6</text:p>
          </table:table-cell>
          <table:table-cell table:style-name="ce5" table:formula="of:=OFFSET([.$A$26]; MATCH(COM.MICROSOFT.CONCAT([.$A20]; [.H$1]); [.$A$26:.$A$509]; 0)-1; [.$AA$1])" office:value-type="string" office:string-value="W7" calcext:value-type="string">
            <text:p>W7</text:p>
          </table:table-cell>
          <table:table-cell table:style-name="ce4" table:formula="of:=OFFSET([.$A$26]; MATCH(COM.MICROSOFT.CONCAT([.$A20]; [.I$1]); [.$A$26:.$A$509]; 0)-1; [.$AA$1])" office:value-type="string" office:string-value="W8" calcext:value-type="string">
            <text:p>W8</text:p>
          </table:table-cell>
          <table:table-cell table:style-name="ce5" table:formula="of:=OFFSET([.$A$26]; MATCH(COM.MICROSOFT.CONCAT([.$A20]; [.J$1]); [.$A$26:.$A$509]; 0)-1; [.$AA$1])" office:value-type="string" office:string-value="W9" calcext:value-type="string">
            <text:p>W9</text:p>
          </table:table-cell>
          <table:table-cell table:style-name="ce9" table:formula="of:=OFFSET([.$A$26]; MATCH(COM.MICROSOFT.CONCAT([.$A20]; [.K$1]); [.$A$26:.$A$509]; 0)-1; [.$AA$1])" office:value-type="string" office:string-value="W10" calcext:value-type="string">
            <text:p>W10</text:p>
          </table:table-cell>
          <table:table-cell table:style-name="ce9" table:formula="of:=OFFSET([.$A$26]; MATCH(COM.MICROSOFT.CONCAT([.$A20]; [.L$1]); [.$A$26:.$A$509]; 0)-1; [.$AA$1])" office:value-type="string" office:string-value="W11" calcext:value-type="string">
            <text:p>W11</text:p>
          </table:table-cell>
          <table:table-cell table:style-name="ce9" table:formula="of:=OFFSET([.$A$26]; MATCH(COM.MICROSOFT.CONCAT([.$A20]; [.M$1]); [.$A$26:.$A$509]; 0)-1; [.$AA$1])" office:value-type="string" office:string-value="W12" calcext:value-type="string">
            <text:p>W12</text:p>
          </table:table-cell>
          <table:table-cell table:style-name="ce3" table:formula="of:=OFFSET([.$A$26]; MATCH(COM.MICROSOFT.CONCAT([.$A20]; [.N$1]); [.$A$26:.$A$509]; 0)-1; [.$AA$1])" office:value-type="string" office:string-value="W13" calcext:value-type="string">
            <text:p>W13</text:p>
          </table:table-cell>
          <table:table-cell table:style-name="ce9" table:formula="of:=OFFSET([.$A$26]; MATCH(COM.MICROSOFT.CONCAT([.$A20]; [.O$1]); [.$A$26:.$A$509]; 0)-1; [.$AA$1])" office:value-type="string" office:string-value="W14" calcext:value-type="string">
            <text:p>W14</text:p>
          </table:table-cell>
          <table:table-cell table:style-name="ce9" table:formula="of:=OFFSET([.$A$26]; MATCH(COM.MICROSOFT.CONCAT([.$A20]; [.P$1]); [.$A$26:.$A$509]; 0)-1; [.$AA$1])" office:value-type="string" office:string-value="W15" calcext:value-type="string">
            <text:p>W15</text:p>
          </table:table-cell>
          <table:table-cell table:style-name="ce9" table:formula="of:=OFFSET([.$A$26]; MATCH(COM.MICROSOFT.CONCAT([.$A20]; [.Q$1]); [.$A$26:.$A$509]; 0)-1; [.$AA$1])" office:value-type="string" office:string-value="W16" calcext:value-type="string">
            <text:p>W16</text:p>
          </table:table-cell>
          <table:table-cell table:style-name="ce12" table:formula="of:=OFFSET([.$A$26]; MATCH(COM.MICROSOFT.CONCAT([.$A20]; [.R$1]); [.$A$26:.$A$509]; 0)-1; [.$AA$1])" office:value-type="string" office:string-value="W17" calcext:value-type="string">
            <text:p>W17</text:p>
          </table:table-cell>
          <table:table-cell table:style-name="ce4" table:formula="of:=OFFSET([.$A$26]; MATCH(COM.MICROSOFT.CONCAT([.$A20]; [.S$1]); [.$A$26:.$A$509]; 0)-1; [.$AA$1])" office:value-type="string" office:string-value="W18" calcext:value-type="string">
            <text:p>W18</text:p>
          </table:table-cell>
          <table:table-cell table:style-name="ce12" table:formula="of:=OFFSET([.$A$26]; MATCH(COM.MICROSOFT.CONCAT([.$A20]; [.T$1]); [.$A$26:.$A$509]; 0)-1; [.$AA$1])" office:value-type="string" office:string-value="W19" calcext:value-type="string">
            <text:p>W19</text:p>
          </table:table-cell>
          <table:table-cell table:style-name="ce12" table:formula="of:=OFFSET([.$A$26]; MATCH(COM.MICROSOFT.CONCAT([.$A20]; [.U$1]); [.$A$26:.$A$509]; 0)-1; [.$AA$1])" office:value-type="string" office:string-value="W20" calcext:value-type="string">
            <text:p>W20</text:p>
          </table:table-cell>
          <table:table-cell table:style-name="ce12" table:formula="of:=OFFSET([.$A$26]; MATCH(COM.MICROSOFT.CONCAT([.$A20]; [.V$1]); [.$A$26:.$A$509]; 0)-1; [.$AA$1])" office:value-type="string" office:string-value="W21" calcext:value-type="string">
            <text:p>W21</text:p>
          </table:table-cell>
          <table:table-cell table:style-name="ce12" table:formula="of:=OFFSET([.$A$26]; MATCH(COM.MICROSOFT.CONCAT([.$A20]; [.W$1]); [.$A$26:.$A$509]; 0)-1; [.$AA$1])" office:value-type="string" office:string-value="W22" calcext:value-type="string">
            <text:p>W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table:formula="of:=OFFSET([.$A$26]; MATCH(COM.MICROSOFT.CONCAT([.$A21]; [.B$1]); [.$A$26:.$A$509]; 0)-1; [.$AA$1])" office:value-type="string" office:string-value="Y1" calcext:value-type="string">
            <text:p>Y1</text:p>
          </table:table-cell>
          <table:table-cell table:style-name="ce5" table:formula="of:=OFFSET([.$A$26]; MATCH(COM.MICROSOFT.CONCAT([.$A21]; [.C$1]); [.$A$26:.$A$509]; 0)-1; [.$AA$1])" office:value-type="string" office:string-value="Y2" calcext:value-type="string">
            <text:p>Y2</text:p>
          </table:table-cell>
          <table:table-cell table:style-name="ce5" table:formula="of:=OFFSET([.$A$26]; MATCH(COM.MICROSOFT.CONCAT([.$A21]; [.D$1]); [.$A$26:.$A$509]; 0)-1; [.$AA$1])" office:value-type="string" office:string-value="Y3" calcext:value-type="string">
            <text:p>Y3</text:p>
          </table:table-cell>
          <table:table-cell table:style-name="ce5" table:formula="of:=OFFSET([.$A$26]; MATCH(COM.MICROSOFT.CONCAT([.$A21]; [.E$1]); [.$A$26:.$A$509]; 0)-1; [.$AA$1])" office:value-type="string" office:string-value="Y4" calcext:value-type="string">
            <text:p>Y4</text:p>
          </table:table-cell>
          <table:table-cell table:style-name="ce4" table:formula="of:=OFFSET([.$A$26]; MATCH(COM.MICROSOFT.CONCAT([.$A21]; [.F$1]); [.$A$26:.$A$509]; 0)-1; [.$AA$1])" office:value-type="string" office:string-value="Y5" calcext:value-type="string">
            <text:p>Y5</text:p>
          </table:table-cell>
          <table:table-cell table:style-name="ce5" table:formula="of:=OFFSET([.$A$26]; MATCH(COM.MICROSOFT.CONCAT([.$A21]; [.G$1]); [.$A$26:.$A$509]; 0)-1; [.$AA$1])" office:value-type="string" office:string-value="Y6" calcext:value-type="string">
            <text:p>Y6</text:p>
          </table:table-cell>
          <table:table-cell table:style-name="ce5" table:formula="of:=OFFSET([.$A$26]; MATCH(COM.MICROSOFT.CONCAT([.$A21]; [.H$1]); [.$A$26:.$A$509]; 0)-1; [.$AA$1])" office:value-type="string" office:string-value="Y7" calcext:value-type="string">
            <text:p>Y7</text:p>
          </table:table-cell>
          <table:table-cell table:style-name="ce5" table:formula="of:=OFFSET([.$A$26]; MATCH(COM.MICROSOFT.CONCAT([.$A21]; [.I$1]); [.$A$26:.$A$509]; 0)-1; [.$AA$1])" office:value-type="string" office:string-value="Y8" calcext:value-type="string">
            <text:p>Y8</text:p>
          </table:table-cell>
          <table:table-cell table:style-name="ce5" table:formula="of:=OFFSET([.$A$26]; MATCH(COM.MICROSOFT.CONCAT([.$A21]; [.J$1]); [.$A$26:.$A$509]; 0)-1; [.$AA$1])" office:value-type="string" office:string-value="Y9" calcext:value-type="string">
            <text:p>Y9</text:p>
          </table:table-cell>
          <table:table-cell table:style-name="ce3" table:formula="of:=OFFSET([.$A$26]; MATCH(COM.MICROSOFT.CONCAT([.$A21]; [.K$1]); [.$A$26:.$A$509]; 0)-1; [.$AA$1])" office:value-type="string" office:string-value="Y10" calcext:value-type="string">
            <text:p>Y10</text:p>
          </table:table-cell>
          <table:table-cell table:style-name="ce9" table:formula="of:=OFFSET([.$A$26]; MATCH(COM.MICROSOFT.CONCAT([.$A21]; [.L$1]); [.$A$26:.$A$509]; 0)-1; [.$AA$1])" office:value-type="string" office:string-value="Y11" calcext:value-type="string">
            <text:p>Y11</text:p>
          </table:table-cell>
          <table:table-cell table:style-name="ce9" table:formula="of:=OFFSET([.$A$26]; MATCH(COM.MICROSOFT.CONCAT([.$A21]; [.M$1]); [.$A$26:.$A$509]; 0)-1; [.$AA$1])" office:value-type="string" office:string-value="Y12" calcext:value-type="string">
            <text:p>Y12</text:p>
          </table:table-cell>
          <table:table-cell table:style-name="ce9" table:formula="of:=OFFSET([.$A$26]; MATCH(COM.MICROSOFT.CONCAT([.$A21]; [.N$1]); [.$A$26:.$A$509]; 0)-1; [.$AA$1])" office:value-type="string" office:string-value="Y13" calcext:value-type="string">
            <text:p>Y13</text:p>
          </table:table-cell>
          <table:table-cell table:style-name="ce9" table:formula="of:=OFFSET([.$A$26]; MATCH(COM.MICROSOFT.CONCAT([.$A21]; [.O$1]); [.$A$26:.$A$509]; 0)-1; [.$AA$1])" office:value-type="string" office:string-value="Y14" calcext:value-type="string">
            <text:p>Y14</text:p>
          </table:table-cell>
          <table:table-cell table:style-name="ce4" table:formula="of:=OFFSET([.$A$26]; MATCH(COM.MICROSOFT.CONCAT([.$A21]; [.P$1]); [.$A$26:.$A$509]; 0)-1; [.$AA$1])" office:value-type="string" office:string-value="Y15" calcext:value-type="string">
            <text:p>Y15</text:p>
          </table:table-cell>
          <table:table-cell table:style-name="ce9" table:formula="of:=OFFSET([.$A$26]; MATCH(COM.MICROSOFT.CONCAT([.$A21]; [.Q$1]); [.$A$26:.$A$509]; 0)-1; [.$AA$1])" office:value-type="string" office:string-value="Y16" calcext:value-type="string">
            <text:p>Y16</text:p>
          </table:table-cell>
          <table:table-cell table:style-name="ce9" table:formula="of:=OFFSET([.$A$26]; MATCH(COM.MICROSOFT.CONCAT([.$A21]; [.R$1]); [.$A$26:.$A$509]; 0)-1; [.$AA$1])" office:value-type="string" office:string-value="Y17" calcext:value-type="string">
            <text:p>Y17</text:p>
          </table:table-cell>
          <table:table-cell table:style-name="ce12" table:formula="of:=OFFSET([.$A$26]; MATCH(COM.MICROSOFT.CONCAT([.$A21]; [.S$1]); [.$A$26:.$A$509]; 0)-1; [.$AA$1])" office:value-type="string" office:string-value="Y18" calcext:value-type="string">
            <text:p>Y18</text:p>
          </table:table-cell>
          <table:table-cell table:style-name="ce12" table:formula="of:=OFFSET([.$A$26]; MATCH(COM.MICROSOFT.CONCAT([.$A21]; [.T$1]); [.$A$26:.$A$509]; 0)-1; [.$AA$1])" office:value-type="string" office:string-value="Y19" calcext:value-type="string">
            <text:p>Y19</text:p>
          </table:table-cell>
          <table:table-cell table:style-name="ce3" table:formula="of:=OFFSET([.$A$26]; MATCH(COM.MICROSOFT.CONCAT([.$A21]; [.U$1]); [.$A$26:.$A$509]; 0)-1; [.$AA$1])" office:value-type="string" office:string-value="Y20" calcext:value-type="string">
            <text:p>Y20</text:p>
          </table:table-cell>
          <table:table-cell table:style-name="ce12" table:formula="of:=OFFSET([.$A$26]; MATCH(COM.MICROSOFT.CONCAT([.$A21]; [.V$1]); [.$A$26:.$A$509]; 0)-1; [.$AA$1])" office:value-type="string" office:string-value="Y21" calcext:value-type="string">
            <text:p>Y21</text:p>
          </table:table-cell>
          <table:table-cell table:style-name="ce12" table:formula="of:=OFFSET([.$A$26]; MATCH(COM.MICROSOFT.CONCAT([.$A21]; [.W$1]); [.$A$26:.$A$509]; 0)-1; [.$AA$1])" office:value-type="string" office:string-value="Y22" calcext:value-type="string">
            <text:p>Y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5" table:formula="of:=OFFSET([.$A$26]; MATCH(COM.MICROSOFT.CONCAT([.$A22]; [.B$1]); [.$A$26:.$A$509]; 0)-1; [.$AA$1])" office:value-type="string" office:string-value="AA1" calcext:value-type="string">
            <text:p>AA1</text:p>
          </table:table-cell>
          <table:table-cell table:style-name="ce4" table:formula="of:=OFFSET([.$A$26]; MATCH(COM.MICROSOFT.CONCAT([.$A22]; [.C$1]); [.$A$26:.$A$509]; 0)-1; [.$AA$1])" office:value-type="string" office:string-value="AA2" calcext:value-type="string">
            <text:p>AA2</text:p>
          </table:table-cell>
          <table:table-cell table:style-name="ce5" table:formula="of:=OFFSET([.$A$26]; MATCH(COM.MICROSOFT.CONCAT([.$A22]; [.D$1]); [.$A$26:.$A$509]; 0)-1; [.$AA$1])" office:value-type="string" office:string-value="AA3" calcext:value-type="string">
            <text:p>AA3</text:p>
          </table:table-cell>
          <table:table-cell table:style-name="ce5" table:formula="of:=OFFSET([.$A$26]; MATCH(COM.MICROSOFT.CONCAT([.$A22]; [.E$1]); [.$A$26:.$A$509]; 0)-1; [.$AA$1])" office:value-type="string" office:string-value="AA4" calcext:value-type="string">
            <text:p>AA4</text:p>
          </table:table-cell>
          <table:table-cell table:style-name="ce5" table:formula="of:=OFFSET([.$A$26]; MATCH(COM.MICROSOFT.CONCAT([.$A22]; [.F$1]); [.$A$26:.$A$509]; 0)-1; [.$AA$1])" office:value-type="string" office:string-value="AA5" calcext:value-type="string">
            <text:p>AA5</text:p>
          </table:table-cell>
          <table:table-cell table:style-name="ce5" table:formula="of:=OFFSET([.$A$26]; MATCH(COM.MICROSOFT.CONCAT([.$A22]; [.G$1]); [.$A$26:.$A$509]; 0)-1; [.$AA$1])" office:value-type="string" office:string-value="AA6" calcext:value-type="string">
            <text:p>AA6</text:p>
          </table:table-cell>
          <table:table-cell table:style-name="ce3" table:formula="of:=OFFSET([.$A$26]; MATCH(COM.MICROSOFT.CONCAT([.$A22]; [.H$1]); [.$A$26:.$A$509]; 0)-1; [.$AA$1])" office:value-type="string" office:string-value="AA7" calcext:value-type="string">
            <text:p>AA7</text:p>
          </table:table-cell>
          <table:table-cell table:style-name="ce5" table:formula="of:=OFFSET([.$A$26]; MATCH(COM.MICROSOFT.CONCAT([.$A22]; [.I$1]); [.$A$26:.$A$509]; 0)-1; [.$AA$1])" office:value-type="string" office:string-value="AA8" calcext:value-type="string">
            <text:p>AA8</text:p>
          </table:table-cell>
          <table:table-cell table:style-name="ce9" table:formula="of:=OFFSET([.$A$26]; MATCH(COM.MICROSOFT.CONCAT([.$A22]; [.J$1]); [.$A$26:.$A$509]; 0)-1; [.$AA$1])" office:value-type="string" office:string-value="AA9" calcext:value-type="string">
            <text:p>AA9</text:p>
          </table:table-cell>
          <table:table-cell table:style-name="ce9" table:formula="of:=OFFSET([.$A$26]; MATCH(COM.MICROSOFT.CONCAT([.$A22]; [.K$1]); [.$A$26:.$A$509]; 0)-1; [.$AA$1])" office:value-type="string" office:string-value="AA10" calcext:value-type="string">
            <text:p>AA10</text:p>
          </table:table-cell>
          <table:table-cell table:style-name="ce9" table:formula="of:=OFFSET([.$A$26]; MATCH(COM.MICROSOFT.CONCAT([.$A22]; [.L$1]); [.$A$26:.$A$509]; 0)-1; [.$AA$1])" office:value-type="string" office:string-value="AA11" calcext:value-type="string">
            <text:p>AA11</text:p>
          </table:table-cell>
          <table:table-cell table:style-name="ce4" table:formula="of:=OFFSET([.$A$26]; MATCH(COM.MICROSOFT.CONCAT([.$A22]; [.M$1]); [.$A$26:.$A$509]; 0)-1; [.$AA$1])" office:value-type="string" office:string-value="AA12" calcext:value-type="string">
            <text:p>AA12</text:p>
          </table:table-cell>
          <table:table-cell table:style-name="ce9" table:formula="of:=OFFSET([.$A$26]; MATCH(COM.MICROSOFT.CONCAT([.$A22]; [.N$1]); [.$A$26:.$A$509]; 0)-1; [.$AA$1])" office:value-type="string" office:string-value="AA13" calcext:value-type="string">
            <text:p>AA13</text:p>
          </table:table-cell>
          <table:table-cell table:style-name="ce9" table:formula="of:=OFFSET([.$A$26]; MATCH(COM.MICROSOFT.CONCAT([.$A22]; [.O$1]); [.$A$26:.$A$509]; 0)-1; [.$AA$1])" office:value-type="string" office:string-value="AA14" calcext:value-type="string">
            <text:p>AA14</text:p>
          </table:table-cell>
          <table:table-cell table:style-name="ce9" table:formula="of:=OFFSET([.$A$26]; MATCH(COM.MICROSOFT.CONCAT([.$A22]; [.P$1]); [.$A$26:.$A$509]; 0)-1; [.$AA$1])" office:value-type="string" office:string-value="AA15" calcext:value-type="string">
            <text:p>AA15</text:p>
          </table:table-cell>
          <table:table-cell table:style-name="ce9" table:formula="of:=OFFSET([.$A$26]; MATCH(COM.MICROSOFT.CONCAT([.$A22]; [.Q$1]); [.$A$26:.$A$509]; 0)-1; [.$AA$1])" office:value-type="string" office:string-value="AA16" calcext:value-type="string">
            <text:p>AA16</text:p>
          </table:table-cell>
          <table:table-cell table:style-name="ce9" table:formula="of:=OFFSET([.$A$26]; MATCH(COM.MICROSOFT.CONCAT([.$A22]; [.R$1]); [.$A$26:.$A$509]; 0)-1; [.$AA$1])" office:value-type="string" office:string-value="AA17" calcext:value-type="string">
            <text:p>AA17</text:p>
          </table:table-cell>
          <table:table-cell table:style-name="ce12" table:formula="of:=OFFSET([.$A$26]; MATCH(COM.MICROSOFT.CONCAT([.$A22]; [.S$1]); [.$A$26:.$A$509]; 0)-1; [.$AA$1])" office:value-type="string" office:string-value="AA18" calcext:value-type="string">
            <text:p>AA18</text:p>
          </table:table-cell>
          <table:table-cell table:style-name="ce12" table:formula="of:=OFFSET([.$A$26]; MATCH(COM.MICROSOFT.CONCAT([.$A22]; [.T$1]); [.$A$26:.$A$509]; 0)-1; [.$AA$1])" office:value-type="string" office:string-value="AA19" calcext:value-type="string">
            <text:p>AA19</text:p>
          </table:table-cell>
          <table:table-cell table:style-name="ce12" table:formula="of:=OFFSET([.$A$26]; MATCH(COM.MICROSOFT.CONCAT([.$A22]; [.U$1]); [.$A$26:.$A$509]; 0)-1; [.$AA$1])" office:value-type="string" office:string-value="AA20" calcext:value-type="string">
            <text:p>AA20</text:p>
          </table:table-cell>
          <table:table-cell table:style-name="ce12" table:formula="of:=OFFSET([.$A$26]; MATCH(COM.MICROSOFT.CONCAT([.$A22]; [.V$1]); [.$A$26:.$A$509]; 0)-1; [.$AA$1])" office:value-type="string" office:string-value="AA21" calcext:value-type="string">
            <text:p>AA21</text:p>
          </table:table-cell>
          <table:table-cell table:style-name="ce4" table:formula="of:=OFFSET([.$A$26]; MATCH(COM.MICROSOFT.CONCAT([.$A22]; [.W$1]); [.$A$26:.$A$509]; 0)-1; [.$AA$1])" office:value-type="string" office:string-value="AA22" calcext:value-type="string">
            <text:p>AA2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style-name="ce5" table:formula="of:=OFFSET([.$A$26]; MATCH(COM.MICROSOFT.CONCAT([.$A23]; [.B$1]); [.$A$26:.$A$509]; 0)-1; [.$AA$1])" office:value-type="string" office:string-value="AB1" calcext:value-type="string">
            <text:p>AB1</text:p>
          </table:table-cell>
          <table:table-cell table:style-name="ce5" table:formula="of:=OFFSET([.$A$26]; MATCH(COM.MICROSOFT.CONCAT([.$A23]; [.C$1]); [.$A$26:.$A$509]; 0)-1; [.$AA$1])" office:value-type="string" office:string-value="AB2" calcext:value-type="string">
            <text:p>AB2</text:p>
          </table:table-cell>
          <table:table-cell table:style-name="ce5" table:formula="of:=OFFSET([.$A$26]; MATCH(COM.MICROSOFT.CONCAT([.$A23]; [.D$1]); [.$A$26:.$A$509]; 0)-1; [.$AA$1])" office:value-type="string" office:string-value="AB3" calcext:value-type="string">
            <text:p>AB3</text:p>
          </table:table-cell>
          <table:table-cell table:style-name="ce3" table:formula="of:=OFFSET([.$A$26]; MATCH(COM.MICROSOFT.CONCAT([.$A23]; [.E$1]); [.$A$26:.$A$509]; 0)-1; [.$AA$1])" office:value-type="string" office:string-value="AB4" calcext:value-type="string">
            <text:p>AB4</text:p>
          </table:table-cell>
          <table:table-cell table:style-name="ce5" table:formula="of:=OFFSET([.$A$26]; MATCH(COM.MICROSOFT.CONCAT([.$A23]; [.F$1]); [.$A$26:.$A$509]; 0)-1; [.$AA$1])" office:value-type="string" office:string-value="AB5" calcext:value-type="string">
            <text:p>AB5</text:p>
          </table:table-cell>
          <table:table-cell table:style-name="ce5" table:formula="of:=OFFSET([.$A$26]; MATCH(COM.MICROSOFT.CONCAT([.$A23]; [.G$1]); [.$A$26:.$A$509]; 0)-1; [.$AA$1])" office:value-type="string" office:string-value="AB6" calcext:value-type="string">
            <text:p>AB6</text:p>
          </table:table-cell>
          <table:table-cell table:style-name="ce5" table:formula="of:=OFFSET([.$A$26]; MATCH(COM.MICROSOFT.CONCAT([.$A23]; [.H$1]); [.$A$26:.$A$509]; 0)-1; [.$AA$1])" office:value-type="string" office:string-value="AB7" calcext:value-type="string">
            <text:p>AB7</text:p>
          </table:table-cell>
          <table:table-cell table:style-name="ce5" table:formula="of:=OFFSET([.$A$26]; MATCH(COM.MICROSOFT.CONCAT([.$A23]; [.I$1]); [.$A$26:.$A$509]; 0)-1; [.$AA$1])" office:value-type="string" office:string-value="AB8" calcext:value-type="string">
            <text:p>AB8</text:p>
          </table:table-cell>
          <table:table-cell table:style-name="ce4" table:formula="of:=OFFSET([.$A$26]; MATCH(COM.MICROSOFT.CONCAT([.$A23]; [.J$1]); [.$A$26:.$A$509]; 0)-1; [.$AA$1])" office:value-type="string" office:string-value="AB9" calcext:value-type="string">
            <text:p>AB9</text:p>
          </table:table-cell>
          <table:table-cell table:style-name="ce9" table:formula="of:=OFFSET([.$A$26]; MATCH(COM.MICROSOFT.CONCAT([.$A23]; [.K$1]); [.$A$26:.$A$509]; 0)-1; [.$AA$1])" office:value-type="string" office:string-value="AB10" calcext:value-type="string">
            <text:p>AB10</text:p>
          </table:table-cell>
          <table:table-cell table:style-name="ce9" table:formula="of:=OFFSET([.$A$26]; MATCH(COM.MICROSOFT.CONCAT([.$A23]; [.L$1]); [.$A$26:.$A$509]; 0)-1; [.$AA$1])" office:value-type="string" office:string-value="AB11" calcext:value-type="string">
            <text:p>AB11</text:p>
          </table:table-cell>
          <table:table-cell table:style-name="ce9" table:formula="of:=OFFSET([.$A$26]; MATCH(COM.MICROSOFT.CONCAT([.$A23]; [.M$1]); [.$A$26:.$A$509]; 0)-1; [.$AA$1])" office:value-type="string" office:string-value="AB12" calcext:value-type="string">
            <text:p>AB12</text:p>
          </table:table-cell>
          <table:table-cell table:style-name="ce9" table:formula="of:=OFFSET([.$A$26]; MATCH(COM.MICROSOFT.CONCAT([.$A23]; [.N$1]); [.$A$26:.$A$509]; 0)-1; [.$AA$1])" office:value-type="string" office:string-value="AB13" calcext:value-type="string">
            <text:p>AB13</text:p>
          </table:table-cell>
          <table:table-cell table:style-name="ce3" table:formula="of:=OFFSET([.$A$26]; MATCH(COM.MICROSOFT.CONCAT([.$A23]; [.O$1]); [.$A$26:.$A$509]; 0)-1; [.$AA$1])" office:value-type="string" office:string-value="AB14" calcext:value-type="string">
            <text:p>AB14</text:p>
          </table:table-cell>
          <table:table-cell table:style-name="ce9" table:formula="of:=OFFSET([.$A$26]; MATCH(COM.MICROSOFT.CONCAT([.$A23]; [.P$1]); [.$A$26:.$A$509]; 0)-1; [.$AA$1])" office:value-type="string" office:string-value="AB15" calcext:value-type="string">
            <text:p>AB15</text:p>
          </table:table-cell>
          <table:table-cell table:style-name="ce9" table:formula="of:=OFFSET([.$A$26]; MATCH(COM.MICROSOFT.CONCAT([.$A23]; [.Q$1]); [.$A$26:.$A$509]; 0)-1; [.$AA$1])" office:value-type="string" office:string-value="AB16" calcext:value-type="string">
            <text:p>AB16</text:p>
          </table:table-cell>
          <table:table-cell table:style-name="ce9" table:formula="of:=OFFSET([.$A$26]; MATCH(COM.MICROSOFT.CONCAT([.$A23]; [.R$1]); [.$A$26:.$A$509]; 0)-1; [.$AA$1])" office:value-type="string" office:string-value="AB17" calcext:value-type="string">
            <text:p>AB17</text:p>
          </table:table-cell>
          <table:table-cell table:style-name="ce12" table:formula="of:=OFFSET([.$A$26]; MATCH(COM.MICROSOFT.CONCAT([.$A23]; [.S$1]); [.$A$26:.$A$509]; 0)-1; [.$AA$1])" office:value-type="string" office:string-value="AB18" calcext:value-type="string">
            <text:p>AB18</text:p>
          </table:table-cell>
          <table:table-cell table:style-name="ce4" table:formula="of:=OFFSET([.$A$26]; MATCH(COM.MICROSOFT.CONCAT([.$A23]; [.T$1]); [.$A$26:.$A$509]; 0)-1; [.$AA$1])" office:value-type="string" office:string-value="AB19" calcext:value-type="string">
            <text:p>AB19</text:p>
          </table:table-cell>
          <table:table-cell table:style-name="ce12" table:formula="of:=OFFSET([.$A$26]; MATCH(COM.MICROSOFT.CONCAT([.$A23]; [.U$1]); [.$A$26:.$A$509]; 0)-1; [.$AA$1])" office:value-type="string" office:string-value="AB20" calcext:value-type="string">
            <text:p>AB20</text:p>
          </table:table-cell>
          <table:table-cell table:style-name="ce12" table:formula="of:=OFFSET([.$A$26]; MATCH(COM.MICROSOFT.CONCAT([.$A23]; [.V$1]); [.$A$26:.$A$509]; 0)-1; [.$AA$1])" office:value-type="string" office:string-value="AB21" calcext:value-type="string">
            <text:p>AB21</text:p>
          </table:table-cell>
          <table:table-cell table:style-name="ce12" table:formula="of:=OFFSET([.$A$26]; MATCH(COM.MICROSOFT.CONCAT([.$A23]; [.W$1]); [.$A$26:.$A$509]; 0)-1; [.$AA$1])" office:value-type="string" office:string-value="AB22" calcext:value-type="string">
            <text:p>AB22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VCCAU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7</text:p>
          </table:table-cell>
          <table:table-cell office:value-type="string" calcext:value-type="string">
            <text:p>IO_0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6</text:p>
          </table:table-cell>
          <table:table-cell office:value-type="string" calcext:value-type="string">
            <text:p>IO_L1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6</text:p>
          </table:table-cell>
          <table:table-cell office:value-type="string" calcext:value-type="string">
            <text:p>IO_L1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6</text:p>
          </table:table-cell>
          <table:table-cell office:value-type="string" calcext:value-type="string">
            <text:p>IO_L2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7</text:p>
          </table:table-cell>
          <table:table-cell office:value-type="string" calcext:value-type="string">
            <text:p>IO_L2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IO_L3P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3</text:p>
          </table:table-cell>
          <table:table-cell office:value-type="string" calcext:value-type="string">
            <text:p>IO_L3N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5</text:p>
          </table:table-cell>
          <table:table-cell office:value-type="string" calcext:value-type="string">
            <text:p>IO_L4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5</text:p>
          </table:table-cell>
          <table:table-cell office:value-type="string" calcext:value-type="string">
            <text:p>IO_L4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IO_L5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4</text:p>
          </table:table-cell>
          <table:table-cell office:value-type="string" calcext:value-type="string">
            <text:p>IO_L5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IO_L6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IO_L6N_T0_VREF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1</text:p>
          </table:table-cell>
          <table:table-cell office:value-type="string" calcext:value-type="string">
            <text:p>IO_L7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2</text:p>
          </table:table-cell>
          <table:table-cell office:value-type="string" calcext:value-type="string">
            <text:p>IO_L7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9</text:p>
          </table:table-cell>
          <table:table-cell office:value-type="string" calcext:value-type="string">
            <text:p>IO_L8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0</text:p>
          </table:table-cell>
          <table:table-cell office:value-type="string" calcext:value-type="string">
            <text:p>IO_L8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IO_L9P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1</text:p>
          </table:table-cell>
          <table:table-cell office:value-type="string" calcext:value-type="string">
            <text:p>IO_L9N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IO_L10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IO_L10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1</text:p>
          </table:table-cell>
          <table:table-cell office:value-type="string" calcext:value-type="string">
            <text:p>IO_L11P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IO_L11N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IO_L12P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IO_L12N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IO_L13P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IO_L13N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IO_L14P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IO_L14N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5P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5N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O_L16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6</text:p>
          </table:table-cell>
          <table:table-cell office:value-type="string" calcext:value-type="string">
            <text:p>IO_L16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IO_L17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O_L17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IO_L1P_T0_D00_MOSI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IO_L1N_T0_D01_DIN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IO_L2P_T0_D02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IO_L2N_T0_D03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IO_L3P_T0_DQS_PUDC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IO_L3N_T0_DQS_EMCCLK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IO_L4P_T0_D04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IO_L4N_T0_D05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IO_L5P_T0_D06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IO_L5N_T0_D07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9</text:p>
          </table:table-cell>
          <table:table-cell office:value-type="string" calcext:value-type="string">
            <text:p>IO_L6P_T0_FCS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IO_L6N_T0_D08_VREF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IO_L7P_T1_D09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IO_L7N_T1_D10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0</text:p>
          </table:table-cell>
          <table:table-cell office:value-type="string" calcext:value-type="string">
            <text:p>IO_L8P_T1_D11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1</text:p>
          </table:table-cell>
          <table:table-cell office:value-type="string" calcext:value-type="string">
            <text:p>IO_L8N_T1_D12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1</text:p>
          </table:table-cell>
          <table:table-cell office:value-type="string" calcext:value-type="string">
            <text:p>IO_L9P_T1_DQS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2</text:p>
          </table:table-cell>
          <table:table-cell office:value-type="string" calcext:value-type="string">
            <text:p>IO_L9N_T1_DQS_D13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1</text:p>
          </table:table-cell>
          <table:table-cell office:value-type="string" calcext:value-type="string">
            <text:p>IO_L10P_T1_D14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2</text:p>
          </table:table-cell>
          <table:table-cell office:value-type="string" calcext:value-type="string">
            <text:p>IO_L10N_T1_D15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IO_L11P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IO_L11N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O_L12P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IO_L12N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8</text:p>
          </table:table-cell>
          <table:table-cell office:value-type="string" calcext:value-type="string">
            <text:p>IO_L13P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9</text:p>
          </table:table-cell>
          <table:table-cell office:value-type="string" calcext:value-type="string">
            <text:p>IO_L13N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IO_L14P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IO_L14N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9</text:p>
          </table:table-cell>
          <table:table-cell office:value-type="string" calcext:value-type="string">
            <text:p>IO_L15P_T2_DQS_RDWR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0</text:p>
          </table:table-cell>
          <table:table-cell office:value-type="string" calcext:value-type="string">
            <text:p>IO_L15N_T2_DQS_DOUT_CSO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7</text:p>
          </table:table-cell>
          <table:table-cell office:value-type="string" calcext:value-type="string">
            <text:p>IO_L16P_T2_CSI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IO_L16N_T2_A15_D31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8</text:p>
          </table:table-cell>
          <table:table-cell office:value-type="string" calcext:value-type="string">
            <text:p>IO_L17P_T2_A14_D30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8</text:p>
          </table:table-cell>
          <table:table-cell office:value-type="string" calcext:value-type="string">
            <text:p>IO_L17N_T2_A13_D29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O_L18P_T2_A12_D28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IO_L18N_T2_A11_D27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9P_T3_A10_D2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IO_L19N_T3_A09_D25_VREF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IO_L20P_T3_A08_D24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IO_L20N_T3_A07_D23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IO_L21P_T3_DQS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IO_L21N_T3_DQS_A06_D22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22P_T3_A05_D21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22N_T3_A04_D20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23P_T3_A03_D19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23N_T3_A02_D18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24P_T3_A01_D17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IO_L24N_T3_A00_D1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1P_T0_AD0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IO_L1N_T0_AD0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P_T0_AD8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N_T0_AD8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3P_T0_DQS_AD1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3N_T0_DQS_AD1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IO_L4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IO_L4N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5P_T0_AD9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IO_L5N_T0_AD9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IO_L6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IO_L6N_T0_VREF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IO_L7P_T1_AD2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IO_L7N_T1_AD2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IO_L8P_T1_AD10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IO_L8N_T1_AD10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IO_L9P_T1_DQS_AD3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IO_L9N_T1_DQS_AD3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IO_L10P_T1_AD11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IO_L10N_T1_AD11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IO_L11P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IO_L11N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IO_L12P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IO_L12N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IO_L13P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IO_L13N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IO_L14P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IO_L14N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IO_L15P_T2_DQS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IO_L15N_T2_DQS_ADV_B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IO_L16P_T2_A28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IO_L16N_T2_A27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IO_L17P_T2_A26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IO_L17N_T2_A25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IO_L18P_T2_A24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IO_L18N_T2_A23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19P_T3_A22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IO_L19N_T3_A21_VREF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IO_L20P_T3_A2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20N_T3_A19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IO_L21P_T3_DQS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IO_L21N_T3_DQS_A18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22P_T3_A17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22N_T3_A16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O_L23P_T3_FO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3N_T3_FW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24P_T3_RS1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24N_T3_RS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0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1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IO_L2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IO_L2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3P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IO_L3N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4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IO_L4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5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5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6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6N_T0_VREF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7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7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8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IO_L8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P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IO_L9N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10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10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IO_L11P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IO_L11N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IO_L12P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IO_L12N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IO_L13P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IO_L13N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IO_L14P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IO_L14N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IO_L15P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IO_L15N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IO_L16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IO_L16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IO_L17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IO_L17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IO_L18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IO_L18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IO_L19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IO_L19N_T3_VREF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IO_L20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IO_L20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IO_L21P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IO_L21N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IO_L22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IO_L22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IO_L23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IO_L23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IO_L24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IO_L24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IO_25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IO_L1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O_L1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O_L2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O_L2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3P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3N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O_L4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IO_L4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O_L5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IO_L5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O_L6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O_L6N_T0_VREF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IO_L7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IO_L7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IO_L8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IO_L8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IO_L9P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IO_L9N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IO_L10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5</text:p>
          </table:table-cell>
          <table:table-cell office:value-type="string" calcext:value-type="string">
            <text:p>IO_L10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IO_L11P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IO_L11N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IO_L12P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IO_L12N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IO_L13P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13N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14P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O_L14N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6</text:p>
          </table:table-cell>
          <table:table-cell office:value-type="string" calcext:value-type="string">
            <text:p>IO_L15P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IO_L15N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O_L16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IO_L16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17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IO_L17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IO_L18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IO_L18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IO_L19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7</text:p>
          </table:table-cell>
          <table:table-cell office:value-type="string" calcext:value-type="string">
            <text:p>IO_L19N_T3_VREF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7</text:p>
          </table:table-cell>
          <table:table-cell office:value-type="string" calcext:value-type="string">
            <text:p>IO_L20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6</text:p>
          </table:table-cell>
          <table:table-cell office:value-type="string" calcext:value-type="string">
            <text:p>IO_L20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IO_L21P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IO_L21N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8</text:p>
          </table:table-cell>
          <table:table-cell office:value-type="string" calcext:value-type="string">
            <text:p>IO_L22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8</text:p>
          </table:table-cell>
          <table:table-cell office:value-type="string" calcext:value-type="string">
            <text:p>IO_L22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IO_L23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IO_L23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IO_L24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IO_L24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1P_T0_AD4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O_L1N_T0_AD4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2P_T0_AD12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2N_T0_AD12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3P_T0_DQS_AD5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3N_T0_DQS_AD5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4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O_L4N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5P_T0_AD13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O_L5N_T0_AD13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6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6N_T0_VREF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7P_T1_AD6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7N_T1_AD6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8P_T1_AD14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8N_T1_AD14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9P_T1_DQS_AD7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O_L9N_T1_DQS_AD7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0P_T1_AD15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0N_T1_AD15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11P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IO_L11N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2P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2N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IO_L13P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3N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14P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14N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15P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O_L15N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O_L16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16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IO_L17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_L17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L18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8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19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19N_T3_VREF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20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20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21P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21N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O_L22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22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23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23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L24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O_L24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MGTPT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MGTPR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MGTPT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GTPR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MGTPT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MGTPR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MGTPT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GTPR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MGTREFCLK0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MGTREFCLK0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MGTRREF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MGTREFCLK1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MGTREFCLK1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GTPT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MGTPR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MGTPT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MGTPR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MGTPT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MGTPR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GTPT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GTPR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4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7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2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 table:number-rows-repeated="10480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W23">
            <calcext:condition calcext:apply-style-name="sm0l" calcext:value="formula-is([.$AA$1]=1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m0l" style:family="table-cell" style:parent-style-name="Default">
      <style:text-properties fo:font-size="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2:46:46.830760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49.458421336</meta:creation-date>
    <dc:date>2024-04-05T05:10:10.188185262</dc:date>
    <meta:editing-duration>PT9H23M5S</meta:editing-duration>
    <meta:editing-cycles>6</meta:editing-cycles>
    <meta:generator>LibreOffice/7.6.6.3$Linux_X86_64 LibreOffice_project/60$Build-3</meta:generator>
    <meta:document-statistic meta:table-count="1" meta:cell-count="4905" meta:object-count="0"/>
  </office:meta>
</office:document-meta>
</file>